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fo:background-color="transparent">
        <style:background-image/>
      </style:table-properties>
    </style:style>
    <style:style style:name="Table1.A" style:family="table-column">
      <style:table-column-properties style:column-width="1.7465in" style:rel-column-width="2515*"/>
    </style:style>
    <style:style style:name="Table1.B" style:family="table-column">
      <style:table-column-properties style:column-width="0.8174in" style:rel-column-width="1177*"/>
    </style:style>
    <style:style style:name="Table1.C" style:family="table-column">
      <style:table-column-properties style:column-width="0.8569in" style:rel-column-width="1234*"/>
    </style:style>
    <style:style style:name="Table1.D" style:family="table-column">
      <style:table-column-properties style:column-width="0.8257in" style:rel-column-width="1189*"/>
    </style:style>
    <style:style style:name="Table1.E" style:family="table-column">
      <style:table-column-properties style:column-width="2.4486in" style:rel-column-width="3526*"/>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Table2" style:family="table">
      <style:table-properties style:width="5.3208in" fo:margin-left="0.5264in" fo:margin-top="0in" fo:margin-bottom="0.1in" table:align="left" style:writing-mode="lr-tb"/>
    </style:style>
    <style:style style:name="Table2.A" style:family="table-column">
      <style:table-column-properties style:column-width="1.4986in"/>
    </style:style>
    <style:style style:name="Table2.B" style:family="table-column">
      <style:table-column-properties style:column-width="3.8222in"/>
    </style:style>
    <style:style style:name="Table2.A1" style:family="table-cell">
      <style:table-cell-properties fo:padding="0in" fo:border="none"/>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Preformatted_20_Text">
      <style:paragraph-properties fo:text-align="justify" style:justify-single-word="false"/>
      <style:text-properties officeooo:paragraph-rsid="00f4d8e0"/>
    </style:style>
    <style:style style:name="P35" style:family="paragraph" style:parent-style-name="Preformatted_20_Text">
      <style:text-properties officeooo:paragraph-rsid="00f4d8e0"/>
    </style:style>
    <style:style style:name="P36" style:family="paragraph" style:parent-style-name="Standard">
      <style:text-properties officeooo:rsid="00f3192f" officeooo:paragraph-rsid="00f3192f"/>
    </style:style>
    <style:style style:name="P37" style:family="paragraph" style:parent-style-name="Standard">
      <style:text-properties officeooo:paragraph-rsid="00f4d8e0"/>
    </style:style>
    <style:style style:name="P38" style:family="paragraph" style:parent-style-name="Text_20_body">
      <style:text-properties officeooo:rsid="00f3192f" officeooo:paragraph-rsid="00f3192f"/>
    </style:style>
    <style:style style:name="P39" style:family="paragraph" style:parent-style-name="Text_20_body">
      <style:text-properties officeooo:rsid="00f3192f" officeooo:paragraph-rsid="00f3f7ae"/>
    </style:style>
    <style:style style:name="P40" style:family="paragraph" style:parent-style-name="Contents_20_1" style:master-page-name="Front_20_Right">
      <style:paragraph-properties style:page-number="auto">
        <style:tab-stops>
          <style:tab-stop style:position="6.2701in" style:type="right"/>
        </style:tab-stops>
      </style:paragraph-properties>
    </style:style>
    <style:style style:name="P4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4" style:family="paragraph" style:parent-style-name="Heading_20_1" style:master-page-name="Right_20_Page">
      <style:paragraph-properties style:page-number="1" fo:break-before="auto" fo:break-after="auto"/>
      <style:text-properties officeooo:paragraph-rsid="002a495c"/>
    </style:style>
    <style:style style:name="P45" style:family="paragraph" style:parent-style-name="Heading_20_2">
      <style:text-properties officeooo:rsid="00f60a44" officeooo:paragraph-rsid="00f60a44"/>
    </style:style>
    <style:style style:name="P46" style:family="paragraph" style:parent-style-name="Heading_20_2">
      <style:text-properties officeooo:rsid="00f88ff2" officeooo:paragraph-rsid="00f88ff2"/>
    </style:style>
    <style:style style:name="P47" style:family="paragraph" style:parent-style-name="Heading_20_2">
      <style:text-properties officeooo:rsid="00fa27ea" officeooo:paragraph-rsid="00fa27ea"/>
    </style:style>
    <style:style style:name="P48" style:family="paragraph" style:parent-style-name="Heading_20_2">
      <style:text-properties officeooo:rsid="00ffb601" officeooo:paragraph-rsid="00ffb601"/>
    </style:style>
    <style:style style:name="P49" style:family="paragraph" style:parent-style-name="Heading_20_2">
      <style:text-properties officeooo:rsid="00ffeb1b" officeooo:paragraph-rsid="00ffeb1b"/>
    </style:style>
    <style:style style:name="P50" style:family="paragraph" style:parent-style-name="Heading_20_2">
      <style:text-properties officeooo:rsid="010291a9" officeooo:paragraph-rsid="010291a9"/>
    </style:style>
    <style:style style:name="P51" style:family="paragraph" style:parent-style-name="Heading_20_2">
      <style:text-properties officeooo:rsid="0107aa74" officeooo:paragraph-rsid="0107aa74"/>
    </style:style>
    <style:style style:name="P52" style:family="paragraph" style:parent-style-name="Heading_20_2">
      <style:text-properties officeooo:rsid="010e409d" officeooo:paragraph-rsid="010e409d"/>
    </style:style>
    <style:style style:name="P53" style:family="paragraph" style:parent-style-name="Heading_20_3">
      <style:text-properties officeooo:rsid="00fa27ea" officeooo:paragraph-rsid="00fa27ea"/>
    </style:style>
    <style:style style:name="P54" style:family="paragraph" style:parent-style-name="Heading_20_3">
      <style:text-properties officeooo:rsid="00fbb7d9" officeooo:paragraph-rsid="00fbb7d9"/>
    </style:style>
    <style:style style:name="P55" style:family="paragraph" style:parent-style-name="Heading_20_3">
      <style:text-properties officeooo:rsid="00fbdd8b" officeooo:paragraph-rsid="00fbdd8b"/>
    </style:style>
    <style:style style:name="P56" style:family="paragraph" style:parent-style-name="Heading_20_3">
      <style:text-properties officeooo:rsid="010c0ff1" officeooo:paragraph-rsid="010c0ff1"/>
    </style:style>
    <style:style style:name="P57" style:family="paragraph" style:parent-style-name="Heading_20_3">
      <style:text-properties officeooo:rsid="010c5bae" officeooo:paragraph-rsid="010c5bae"/>
    </style:style>
    <style:style style:name="P58" style:family="paragraph" style:parent-style-name="Preformatted_20_Text">
      <style:paragraph-properties fo:text-align="justify" style:justify-single-word="false"/>
      <style:text-properties officeooo:paragraph-rsid="00f4d8e0"/>
    </style:style>
    <style:style style:name="P59" style:family="paragraph" style:parent-style-name="Preformatted_20_Text">
      <style:text-properties officeooo:paragraph-rsid="00fbdd8b"/>
    </style:style>
    <style:style style:name="P60" style:family="paragraph" style:parent-style-name="Preformatted_20_Text">
      <style:text-properties officeooo:paragraph-rsid="00ffb601"/>
    </style:style>
    <style:style style:name="P61" style:family="paragraph" style:parent-style-name="Preformatted_20_Text">
      <style:text-properties officeooo:rsid="00fbdd8b" officeooo:paragraph-rsid="00ffb601"/>
    </style:style>
    <style:style style:name="P62" style:family="paragraph" style:parent-style-name="Preformatted_20_Text">
      <style:text-properties officeooo:rsid="00ffe67a" officeooo:paragraph-rsid="00ffe67a"/>
    </style:style>
    <style:style style:name="P63" style:family="paragraph" style:parent-style-name="Preformatted_20_Text">
      <style:text-properties officeooo:rsid="01008ef5" officeooo:paragraph-rsid="01008ef5"/>
    </style:style>
    <style:style style:name="P64" style:family="paragraph" style:parent-style-name="Preformatted_20_Text">
      <style:text-properties officeooo:rsid="0101793e" officeooo:paragraph-rsid="0101793e"/>
    </style:style>
    <style:style style:name="P65" style:family="paragraph" style:parent-style-name="Preformatted_20_Text">
      <style:text-properties officeooo:rsid="010291a9" officeooo:paragraph-rsid="010291a9"/>
    </style:style>
    <style:style style:name="P66" style:family="paragraph" style:parent-style-name="Preformatted_20_Text">
      <style:text-properties officeooo:rsid="01048a1f" officeooo:paragraph-rsid="01048a1f"/>
    </style:style>
    <style:style style:name="P67" style:family="paragraph" style:parent-style-name="Preformatted_20_Text">
      <style:text-properties officeooo:rsid="010f6b09" officeooo:paragraph-rsid="010f6b09"/>
    </style:style>
    <style:style style:name="P68" style:family="paragraph" style:parent-style-name="Standard">
      <style:text-properties officeooo:rsid="00f60a44" officeooo:paragraph-rsid="00f60a44"/>
    </style:style>
    <style:style style:name="P69" style:family="paragraph" style:parent-style-name="Standard">
      <style:text-properties officeooo:rsid="00f698af" officeooo:paragraph-rsid="00f698af"/>
    </style:style>
    <style:style style:name="P70" style:family="paragraph" style:parent-style-name="Standard">
      <style:text-properties officeooo:paragraph-rsid="00f698af"/>
    </style:style>
    <style:style style:name="P71" style:family="paragraph" style:parent-style-name="Standard">
      <style:text-properties officeooo:rsid="00f74f34" officeooo:paragraph-rsid="00f74f34"/>
    </style:style>
    <style:style style:name="P72" style:family="paragraph" style:parent-style-name="Standard" style:list-style-name="L4">
      <style:text-properties officeooo:rsid="00f74f34" officeooo:paragraph-rsid="00f74f34"/>
    </style:style>
    <style:style style:name="P73" style:family="paragraph" style:parent-style-name="Standard">
      <style:text-properties officeooo:paragraph-rsid="00f74f34"/>
    </style:style>
    <style:style style:name="P74" style:family="paragraph" style:parent-style-name="Standard" style:list-style-name="L4">
      <style:text-properties officeooo:rsid="00f8137d" officeooo:paragraph-rsid="00f8137d"/>
    </style:style>
    <style:style style:name="P75" style:family="paragraph" style:parent-style-name="Standard" style:list-style-name="L4">
      <style:text-properties officeooo:paragraph-rsid="00f8137d"/>
    </style:style>
    <style:style style:name="P76" style:family="paragraph" style:parent-style-name="Standard">
      <style:text-properties officeooo:rsid="00f88ff2" officeooo:paragraph-rsid="00f88ff2"/>
    </style:style>
    <style:style style:name="P77" style:family="paragraph" style:parent-style-name="Standard" style:list-style-name="L5">
      <style:text-properties officeooo:rsid="00f88ff2" officeooo:paragraph-rsid="00f88ff2"/>
    </style:style>
    <style:style style:name="P78" style:family="paragraph" style:parent-style-name="Standard">
      <style:text-properties officeooo:rsid="00f9e18b" officeooo:paragraph-rsid="00f9e18b"/>
    </style:style>
    <style:style style:name="P79" style:family="paragraph" style:parent-style-name="Standard">
      <style:text-properties officeooo:rsid="00fa27ea" officeooo:paragraph-rsid="00fa27ea"/>
    </style:style>
    <style:style style:name="P80" style:family="paragraph" style:parent-style-name="Standard">
      <style:text-properties officeooo:paragraph-rsid="00fa27ea"/>
    </style:style>
    <style:style style:name="P81" style:family="paragraph" style:parent-style-name="Standard">
      <style:text-properties officeooo:rsid="00fbb7d9" officeooo:paragraph-rsid="00fbb7d9"/>
    </style:style>
    <style:style style:name="P82" style:family="paragraph" style:parent-style-name="Standard">
      <style:text-properties officeooo:rsid="00fbdd8b" officeooo:paragraph-rsid="00ffb601"/>
    </style:style>
    <style:style style:name="P83" style:family="paragraph" style:parent-style-name="Standard">
      <style:text-properties officeooo:rsid="00fbeb4f" officeooo:paragraph-rsid="00fbeb4f"/>
    </style:style>
    <style:style style:name="P84" style:family="paragraph" style:parent-style-name="Standard">
      <style:text-properties officeooo:rsid="00fbeb4f" officeooo:paragraph-rsid="00fc7da7"/>
    </style:style>
    <style:style style:name="P85" style:family="paragraph" style:parent-style-name="Standard">
      <style:text-properties officeooo:rsid="00fc7da7" officeooo:paragraph-rsid="00fdb9a0"/>
    </style:style>
    <style:style style:name="P86" style:family="paragraph" style:parent-style-name="Standard">
      <style:text-properties officeooo:rsid="00fdb9a0" officeooo:paragraph-rsid="00fdb9a0"/>
    </style:style>
    <style:style style:name="P87" style:family="paragraph" style:parent-style-name="Standard" style:list-style-name="L6">
      <style:text-properties officeooo:rsid="00fdb9a0" officeooo:paragraph-rsid="00fdb9a0"/>
    </style:style>
    <style:style style:name="P88" style:family="paragraph" style:parent-style-name="Standard" style:list-style-name="L6">
      <style:text-properties officeooo:paragraph-rsid="00fdb9a0"/>
    </style:style>
    <style:style style:name="P89" style:family="paragraph" style:parent-style-name="Standard">
      <style:text-properties officeooo:rsid="00ffb601" officeooo:paragraph-rsid="00ffb601"/>
    </style:style>
    <style:style style:name="P90" style:family="paragraph" style:parent-style-name="Standard" style:list-style-name="L7">
      <style:text-properties officeooo:rsid="00ffb601" officeooo:paragraph-rsid="00ffb601"/>
    </style:style>
    <style:style style:name="P91" style:family="paragraph" style:parent-style-name="Standard">
      <style:text-properties officeooo:rsid="00ffe67a" officeooo:paragraph-rsid="00ffe67a"/>
    </style:style>
    <style:style style:name="P92" style:family="paragraph" style:parent-style-name="Standard">
      <style:text-properties officeooo:rsid="00ffeb1b" officeooo:paragraph-rsid="00ffeb1b"/>
    </style:style>
    <style:style style:name="P93" style:family="paragraph" style:parent-style-name="Standard">
      <style:text-properties officeooo:rsid="010291a9" officeooo:paragraph-rsid="010291a9"/>
    </style:style>
    <style:style style:name="P94" style:family="paragraph" style:parent-style-name="Standard">
      <style:text-properties officeooo:rsid="0107aa74" officeooo:paragraph-rsid="0107aa74"/>
    </style:style>
    <style:style style:name="P95" style:family="paragraph" style:parent-style-name="Standard">
      <style:text-properties officeooo:rsid="010c0ff1" officeooo:paragraph-rsid="010c0ff1"/>
    </style:style>
    <style:style style:name="P96" style:family="paragraph" style:parent-style-name="Standard" style:list-style-name="L11">
      <style:text-properties officeooo:rsid="010c0ff1" officeooo:paragraph-rsid="010c0ff1"/>
    </style:style>
    <style:style style:name="P97" style:family="paragraph" style:parent-style-name="Standard">
      <style:text-properties officeooo:rsid="010c5bae" officeooo:paragraph-rsid="010c5bae"/>
    </style:style>
    <style:style style:name="P98" style:family="paragraph" style:parent-style-name="Standard">
      <style:text-properties officeooo:rsid="010de8a2" officeooo:paragraph-rsid="010de8a2"/>
    </style:style>
    <style:style style:name="P99" style:family="paragraph" style:parent-style-name="Standard">
      <style:text-properties officeooo:rsid="010e409d" officeooo:paragraph-rsid="010e409d"/>
    </style:style>
    <style:style style:name="P10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2" style:family="paragraph" style:parent-style-name="Standard">
      <style:paragraph-properties fo:margin-left="0.5in" fo:margin-right="0in" fo:text-indent="0in" style:auto-text-indent="false"/>
      <style:text-properties fo:font-style="italic" officeooo:rsid="00f60a44" officeooo:paragraph-rsid="00f60a44" style:font-style-asian="italic" style:font-style-complex="italic"/>
    </style:style>
    <style:style style:name="P103" style:family="paragraph" style:parent-style-name="Standard">
      <style:paragraph-properties fo:break-before="page"/>
      <style:text-properties officeooo:rsid="00f698af" officeooo:paragraph-rsid="00f698af"/>
    </style:style>
    <style:style style:name="P104" style:family="paragraph" style:parent-style-name="Table_20_Contents">
      <style:text-properties officeooo:rsid="0107aa74" officeooo:paragraph-rsid="0107aa74"/>
    </style:style>
    <style:style style:name="P105" style:family="paragraph" style:parent-style-name="Table_20_Contents">
      <style:paragraph-properties fo:text-align="center" style:justify-single-word="false"/>
      <style:text-properties fo:font-weight="bold" officeooo:rsid="0107aa74" officeooo:paragraph-rsid="0107aa74" style:font-weight-asian="bold" style:font-weight-complex="bold"/>
    </style:style>
    <style:style style:name="P106" style:family="paragraph" style:parent-style-name="Table_20_Contents">
      <style:paragraph-properties fo:text-align="center" style:justify-single-word="false"/>
      <style:text-properties fo:font-weight="bold" officeooo:rsid="0108ea61" officeooo:paragraph-rsid="0108ea61" style:font-weight-asian="bold" style:font-weight-complex="bold"/>
    </style:style>
    <style:style style:name="P107" style:family="paragraph" style:parent-style-name="Table_20_Contents">
      <style:text-properties style:use-window-font-color="true" style:font-name="Liberation Sans1" fo:font-size="11pt" fo:language="en" fo:country="GB" officeooo:rsid="0107aa74" officeooo:paragraph-rsid="0107aa74" style:font-name-asian="Times New Roman" style:font-size-asian="11pt" style:font-name-complex="CG Times" style:font-size-complex="10pt" style:language-complex="ar" style:country-complex="SA"/>
    </style:style>
    <style:style style:name="P108" style:family="paragraph" style:parent-style-name="Table_20_Contents">
      <style:text-properties style:use-window-font-color="true" style:font-name="Liberation Sans1" fo:font-size="11pt" fo:language="en" fo:country="GB" officeooo:rsid="0108ea61" officeooo:paragraph-rsid="0108ea61" style:font-name-asian="Times New Roman" style:font-size-asian="11pt" style:font-name-complex="CG Times" style:font-size-complex="10pt" style:language-complex="ar" style:country-complex="SA"/>
    </style:style>
    <style:style style:name="P109" style:family="paragraph" style:parent-style-name="Table_20_Contents">
      <style:text-properties style:use-window-font-color="true" style:font-name="Liberation Sans1" fo:font-size="11pt" fo:language="en" fo:country="GB" officeooo:rsid="010ac2df" officeooo:paragraph-rsid="010ac2df" style:font-name-asian="Times New Roman" style:font-size-asian="11pt" style:font-name-complex="CG Times" style:font-size-complex="10pt" style:language-complex="ar" style:country-complex="SA"/>
    </style:style>
    <style:style style:name="P110" style:family="paragraph" style:parent-style-name="Table_20_Contents">
      <style:text-properties officeooo:rsid="0108ea61" officeooo:paragraph-rsid="0108ea61"/>
    </style:style>
    <style:style style:name="P111" style:family="paragraph" style:parent-style-name="Table_20_Contents">
      <style:paragraph-properties fo:text-align="center" style:justify-single-word="false"/>
      <style:text-properties officeooo:rsid="0108ea61" officeooo:paragraph-rsid="0108ea61"/>
    </style:style>
    <style:style style:name="P112" style:family="paragraph" style:parent-style-name="Table_20_Contents">
      <style:text-properties officeooo:rsid="010ac2df" officeooo:paragraph-rsid="010ac2df"/>
    </style:style>
    <style:style style:name="P113" style:family="paragraph" style:parent-style-name="Table_20_Contents">
      <style:paragraph-properties fo:text-align="center" style:justify-single-word="false"/>
      <style:text-properties officeooo:rsid="010ac2df" officeooo:paragraph-rsid="010ac2df"/>
    </style:style>
    <style:style style:name="P114" style:family="paragraph" style:parent-style-name="Table_20_Contents">
      <style:text-properties officeooo:rsid="010de8a2" officeooo:paragraph-rsid="010de8a2"/>
    </style:style>
    <style:style style:name="P115" style:family="paragraph" style:parent-style-name="Table_20_Contents">
      <style:paragraph-properties fo:margin-top="0.0799in" fo:margin-bottom="0.0799in" loext:contextual-spacing="false" fo:text-align="center" style:justify-single-word="false"/>
      <style:text-properties fo:font-weight="bold" officeooo:rsid="0107aa74" officeooo:paragraph-rsid="0107aa74" style:font-weight-asian="bold" style:font-weight-complex="bold"/>
    </style:style>
    <style:style style:name="P116" style:family="paragraph" style:parent-style-name="Text_20_body" style:list-style-name="L1"/>
    <style:style style:name="P117" style:family="paragraph" style:parent-style-name="Text_20_body" style:list-style-name="L2">
      <style:text-properties officeooo:rsid="00f3192f" officeooo:paragraph-rsid="00f3f7ae"/>
    </style:style>
    <style:style style:name="P118" style:family="paragraph" style:parent-style-name="Text_20_body" style:list-style-name="L2">
      <style:text-properties officeooo:rsid="00f3192f" officeooo:paragraph-rsid="00f56afb"/>
    </style:style>
    <style:style style:name="P119" style:family="paragraph" style:parent-style-name="Text_20_body" style:list-style-name="L3">
      <style:text-properties officeooo:rsid="00f3192f" officeooo:paragraph-rsid="00f3f7ae"/>
    </style:style>
    <style:style style:name="P120" style:family="paragraph" style:parent-style-name="Text_20_body" style:list-style-name="L3">
      <style:text-properties officeooo:rsid="00f3f7ae" officeooo:paragraph-rsid="00f3f7ae"/>
    </style:style>
    <style:style style:name="P121" style:family="paragraph" style:parent-style-name="Text_20_body" style:list-style-name="L7"/>
    <style:style style:name="P122" style:family="paragraph" style:parent-style-name="Text_20_body" style:list-style-name="L7">
      <style:text-properties officeooo:rsid="00ffb601" officeooo:paragraph-rsid="00ffb601"/>
    </style:style>
    <style:style style:name="P123" style:family="paragraph" style:parent-style-name="Text_20_body" style:list-style-name="L8"/>
    <style:style style:name="P124" style:family="paragraph" style:parent-style-name="Text_20_body" style:list-style-name="L8">
      <style:text-properties officeooo:rsid="00ffe67a" officeooo:paragraph-rsid="00ffe67a"/>
    </style:style>
    <style:style style:name="P125" style:family="paragraph" style:parent-style-name="Text_20_body" style:list-style-name="L8">
      <style:text-properties officeooo:rsid="00ffeb1b" officeooo:paragraph-rsid="00ffeb1b"/>
    </style:style>
    <style:style style:name="P126" style:family="paragraph" style:parent-style-name="Text_20_body">
      <style:text-properties officeooo:rsid="00ffeb1b" officeooo:paragraph-rsid="00ffeb1b"/>
    </style:style>
    <style:style style:name="P127" style:family="paragraph" style:parent-style-name="Text_20_body">
      <style:text-properties officeooo:rsid="0101793e" officeooo:paragraph-rsid="0101793e"/>
    </style:style>
    <style:style style:name="P128" style:family="paragraph" style:parent-style-name="Text_20_body" style:list-style-name="L9">
      <style:text-properties officeooo:rsid="0101793e" officeooo:paragraph-rsid="0101793e"/>
    </style:style>
    <style:style style:name="P129" style:family="paragraph" style:parent-style-name="Text_20_body" style:list-style-name="L9">
      <style:text-properties officeooo:rsid="0101aab9" officeooo:paragraph-rsid="0101aab9"/>
    </style:style>
    <style:style style:name="P130" style:family="paragraph" style:parent-style-name="Text_20_body">
      <style:text-properties officeooo:rsid="0101aab9" officeooo:paragraph-rsid="0101aab9"/>
    </style:style>
    <style:style style:name="P131" style:family="paragraph" style:parent-style-name="Text_20_body">
      <style:text-properties officeooo:rsid="0101aab9" officeooo:paragraph-rsid="01067232"/>
    </style:style>
    <style:style style:name="P132" style:family="paragraph" style:parent-style-name="Text_20_body">
      <style:text-properties officeooo:paragraph-rsid="010291a9"/>
    </style:style>
    <style:style style:name="P133" style:family="paragraph" style:parent-style-name="Text_20_body">
      <style:text-properties officeooo:rsid="010291a9" officeooo:paragraph-rsid="010291a9"/>
    </style:style>
    <style:style style:name="P134" style:family="paragraph" style:parent-style-name="Text_20_body">
      <style:text-properties officeooo:rsid="010291a9" officeooo:paragraph-rsid="01067232"/>
    </style:style>
    <style:style style:name="P135" style:family="paragraph" style:parent-style-name="Text_20_body">
      <style:text-properties officeooo:rsid="01048a1f" officeooo:paragraph-rsid="01048a1f"/>
    </style:style>
    <style:style style:name="P136" style:family="paragraph" style:parent-style-name="Text_20_body" style:list-style-name="L10">
      <style:text-properties officeooo:rsid="01048a1f" officeooo:paragraph-rsid="01048a1f"/>
    </style:style>
    <style:style style:name="P137" style:family="paragraph" style:parent-style-name="Text_20_body">
      <style:text-properties officeooo:paragraph-rsid="01067232"/>
    </style:style>
    <style:style style:name="P138" style:family="paragraph" style:parent-style-name="Text_20_body">
      <style:text-properties officeooo:rsid="0107aa74" officeooo:paragraph-rsid="0107aa74"/>
    </style:style>
    <style:style style:name="P139" style:family="paragraph" style:parent-style-name="Text_20_body">
      <style:text-properties officeooo:rsid="010e409d" officeooo:paragraph-rsid="010e409d"/>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f3f7a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f698af"/>
    </style:style>
    <style:style style:name="T13" style:family="text">
      <style:text-properties style:use-window-font-color="true" style:font-name="Liberation Sans1" fo:font-size="11pt" fo:language="en" fo:country="GB" officeooo:rsid="00f698af" style:font-name-asian="Times New Roman" style:font-size-asian="11pt" style:font-name-complex="CG Times" style:font-size-complex="10pt" style:language-complex="ar" style:country-complex="SA"/>
    </style:style>
    <style:style style:name="T14" style:family="text">
      <style:text-properties style:use-window-font-color="true" style:font-name="Liberation Sans1" fo:font-size="11pt" fo:language="en" fo:country="GB" officeooo:rsid="00f8137d" style:font-name-asian="Times New Roman" style:font-size-asian="11pt" style:font-name-complex="CG Times" style:font-size-complex="10pt" style:language-complex="ar" style:country-complex="SA"/>
    </style:style>
    <style:style style:name="T15" style:family="text">
      <style:text-properties style:use-window-font-color="true" style:font-name="Liberation Sans1" fo:font-size="11pt" fo:language="en" fo:country="GB" officeooo:rsid="00fbb7d9" style:font-name-asian="Times New Roman" style:font-size-asian="11pt" style:font-name-complex="CG Times" style:font-size-complex="10pt" style:language-complex="ar" style:country-complex="SA"/>
    </style:style>
    <style:style style:name="T16" style:family="text">
      <style:text-properties style:use-window-font-color="true" style:font-name="Liberation Sans1" fo:font-size="11pt" fo:language="en" fo:country="GB" fo:font-style="normal" officeooo:rsid="00fdb9a0" style:font-name-asian="Times New Roman" style:font-size-asian="11pt" style:font-style-asian="normal" style:font-name-complex="CG Times" style:font-size-complex="10pt" style:language-complex="ar" style:country-complex="SA" style:font-style-complex="normal"/>
    </style:style>
    <style:style style:name="T17" style:family="text">
      <style:text-properties style:use-window-font-color="true" style:font-name="Liberation Mono1" fo:font-size="10pt" fo:language="en" fo:country="GB" officeooo:rsid="00fbdd8b" style:font-name-asian="Noto Sans Mono CJK SC" style:font-size-asian="10pt" style:font-name-complex="Liberation Mono1" style:font-size-complex="10pt" style:language-complex="ar" style:country-complex="SA"/>
    </style:style>
    <style:style style:name="T18" style:family="text">
      <style:text-properties officeooo:rsid="00f74f34"/>
    </style:style>
    <style:style style:name="T19" style:family="text">
      <style:text-properties officeooo:rsid="00f8137d"/>
    </style:style>
    <style:style style:name="T20" style:family="text">
      <style:text-properties officeooo:rsid="00f9e18b"/>
    </style:style>
    <style:style style:name="T21" style:family="text">
      <style:text-properties officeooo:rsid="00fa27ea"/>
    </style:style>
    <style:style style:name="T22" style:family="text">
      <style:text-properties fo:font-style="italic" style:font-style-asian="italic" style:font-style-complex="italic"/>
    </style:style>
    <style:style style:name="T23" style:family="text">
      <style:text-properties fo:font-style="italic" officeooo:rsid="00fbb7d9" style:font-style-asian="italic" style:font-style-complex="italic"/>
    </style:style>
    <style:style style:name="T24" style:family="text">
      <style:text-properties officeooo:rsid="00fbb7d9"/>
    </style:style>
    <style:style style:name="T25" style:family="text">
      <style:text-properties fo:font-style="normal" style:font-style-asian="normal" style:font-style-complex="normal"/>
    </style:style>
    <style:style style:name="T26" style:family="text">
      <style:text-properties fo:font-style="normal" officeooo:rsid="00fbb7d9" style:font-style-asian="normal" style:font-style-complex="normal"/>
    </style:style>
    <style:style style:name="T27" style:family="text">
      <style:text-properties fo:font-style="normal" officeooo:rsid="00fdb9a0" style:font-style-asian="normal" style:font-style-complex="normal"/>
    </style:style>
    <style:style style:name="T28" style:family="text">
      <style:text-properties fo:font-style="normal" officeooo:rsid="00ffb601" style:font-style-asian="normal" style:font-style-complex="normal"/>
    </style:style>
    <style:style style:name="T29" style:family="text">
      <style:text-properties fo:font-style="normal" officeooo:rsid="00ffe67a" style:font-style-asian="normal" style:font-style-complex="normal"/>
    </style:style>
    <style:style style:name="T30" style:family="text">
      <style:text-properties fo:font-style="normal" officeooo:rsid="01008ef5" style:font-style-asian="normal" style:font-style-complex="normal"/>
    </style:style>
    <style:style style:name="T31" style:family="text">
      <style:text-properties fo:font-style="normal" officeooo:rsid="00ffeb1b" style:font-style-asian="normal" style:font-style-complex="normal"/>
    </style:style>
    <style:style style:name="T32" style:family="text">
      <style:text-properties fo:font-style="normal" officeooo:rsid="01067232" style:font-style-asian="normal" style:font-style-complex="normal"/>
    </style:style>
    <style:style style:name="T33" style:family="text">
      <style:text-properties officeooo:rsid="00fbdd8b"/>
    </style:style>
    <style:style style:name="T34" style:family="text">
      <style:text-properties officeooo:rsid="00fc7da7"/>
    </style:style>
    <style:style style:name="T35" style:family="text">
      <style:text-properties officeooo:rsid="00ffb601"/>
    </style:style>
    <style:style style:name="T36" style:family="text">
      <style:text-properties officeooo:rsid="00ffe67a"/>
    </style:style>
    <style:style style:name="T37" style:family="text">
      <style:text-properties fo:color="#000000" style:font-name="Liberation Sans1" fo:font-size="11pt" fo:language="en" fo:country="GB" fo:font-style="normal" officeooo:rsid="010291a9" style:font-name-asian="Arial" style:font-size-asian="12pt" style:font-style-asian="normal" style:font-name-complex="CG Times" style:font-size-complex="10pt" style:language-complex="ar" style:country-complex="SA" style:font-style-complex="normal"/>
    </style:style>
    <style:style style:name="T38" style:family="text">
      <style:text-properties fo:color="#000000" style:font-name="Liberation Sans1" fo:font-size="11pt" fo:language="en" fo:country="GB" fo:font-style="normal" officeooo:rsid="01067232" style:font-name-asian="Arial" style:font-size-asian="12pt" style:font-style-asian="normal" style:font-name-complex="CG Times" style:font-size-complex="10pt" style:language-complex="ar" style:country-complex="SA" style:font-style-complex="normal"/>
    </style:style>
    <style:style style:name="T39" style:family="text">
      <style:text-properties officeooo:rsid="0107aa74"/>
    </style:style>
    <style:style style:name="T40" style:family="text">
      <style:text-properties officeooo:rsid="010ac2df"/>
    </style:style>
    <style:style style:name="T41" style:family="text">
      <style:text-properties officeooo:rsid="010c5bae"/>
    </style:style>
    <style:style style:name="T42" style:family="text">
      <style:text-properties officeooo:rsid="010e409d"/>
    </style:style>
    <style:style style:name="T43" style:family="text">
      <style:text-properties officeooo:rsid="010f6b09"/>
    </style:style>
    <style:style style:name="fr1" style:family="graphic" style:parent-style-name="Frame">
      <style:graphic-properties fo:margin-top="0.1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2"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columns fo:column-count="1" fo:column-gap="0in"/>
      </style:graphic-properties>
    </style:style>
    <style:style style:name="fr3" style:family="graphic" style:parent-style-name="Frame">
      <style:graphic-properties fo:margin-top="0in" fo:margin-bottom="0.1in" style:vertical-pos="from-top" style:vertical-rel="paragraph" style:horizontal-pos="from-left" style:horizontal-rel="paragraph" fo:background-color="#ffffd7" draw:fill="solid" draw:fill-color="#ffffd7" fo:padding="0.1in" fo:border="0.06pt solid #000000" draw:wrap-influence-on-position="once-concurrent" loext:allow-overlap="true" loext:rel-width-rel="paragraph"/>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6"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fo:margin-top="0in" fo:margin-bottom="0.1in" style:vertical-pos="from-top" style:vertical-rel="page" style:horizontal-pos="from-left" style:horizontal-rel="page" fo:background-color="#ffffd7" draw:fill="solid" draw:fill-color="#ffffd7" fo:padding="0in" fo:border="0.06pt solid #000000" draw:wrap-influence-on-position="once-concurrent" loext:allow-overlap="true" loext:rel-width-rel="paragraph"/>
    </style:style>
    <style:style style:name="fr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57in" draw:visible-area-height="1.198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7" draw:name="Frame4" text:anchor-type="page" text:anchor-page-number="8" svg:x="0.7799in" svg:y="1.75in" svg:width="6.6953in" style:rel-width="100%" draw:z-index="4">
        <draw:text-box fo:min-height="0.9744in">
          <text:p text:style-name="P37"><text:s/>{ CREATE [ OR ALTER ] | RECREATE | ALTER } PROCEDURE &lt;name&gt;</text:p>
          <text:p text:style-name="P35"><text:s text:c="4"/>[ ( &lt;parameter list&gt; ) ]</text:p>
          <text:p text:style-name="P35"><text:s text:c="4"/>[ RETURNS ( &lt;parameter list&gt; ) ]</text:p>
          <text:p text:style-name="P35"><text:s text:c="4"/>EXTERNAL NAME '&lt;external name&gt;' ENGINE &lt;engine&gt;</text:p>
          <text:p text:style-name="P35"/>
          <text:p text:style-name="P35"><text:s text:c="2"/>{ CREATE [ OR ALTER ] | RECREATE | ALTER } FUNCTION &lt;name&gt;</text:p>
          <text:p text:style-name="P35"><text:s text:c="4"/>[ &lt;parameter list&gt; ]</text:p>
          <text:p text:style-name="P35"><text:s text:c="4"/>RETURNS &lt;data type&gt;</text:p>
          <text:p text:style-name="P35"><text:s text:c="4"/>EXTERNAL NAME '&lt;external name&gt;' ENGINE &lt;engine&gt;</text:p>
          <text:p text:style-name="P35"/>
          <text:p text:style-name="P35"><text:s text:c="2"/>{ CREATE [ OR ALTER ] | RECREATE | ALTER } TRIGGER &lt;name&gt;</text:p>
          <text:p text:style-name="P35"><text:s text:c="4"/>...</text:p>
          <text:p text:style-name="P34"><text:s text:c="4"/>EXTERNAL NAME '&lt;external name&gt;' ENGINE &lt;engine&gt;</text:p>
          <text:p text:style-name="P34"/>
          <text:p text:style-name="Figure">Figure <text:sequence text:ref-name="refFigure0" text:name="Figure" text:formula="ooow:Figure+1" style:num-format="1">1</text:sequence>: DLL for User Defined Routines</text:p>
        </draw:text-box>
      </draw:frame>
      <draw:frame draw:style-name="fr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0"><draw:frame draw:style-name="fr6" draw:name="Frame3" text:anchor-type="paragraph" svg:x="5.011in" svg:y="0.0008in" draw:z-index="1"><draw:text-box fo:min-height="0.1457in" fo:min-width="0.0161in"><text:p text:style-name="P19"><text:bookmark text:name="_1229237248"/></text:p></draw:text-box></draw:frame></text:p>
      <text:p text:style-name="P9"><draw:frame draw:style-name="fr5" draw:name="Frame1" text:anchor-type="paragraph" svg:x="0.0244in" svg:y="1.9638in" svg:width="6.5055in" svg:height="5.8346in" draw:z-index="2"><draw:text-box><text:p text:style-name="P33">MWA Software</text:p><text:p text:style-name="P10"><text:span text:style-name="T3"><text:line-break/></text:span><text:span text:style-name="T5"><text:title>Writing User Defined Routines (UDRs)</text:title></text:span></text:p><text:p text:style-name="P4"/><text:p text:style-name="P4"><text:subject/></text:p><text:p text:style-name="P11"/></draw:text-box></draw:frame><draw:frame draw:style-name="fr4" draw:name="Frame2" text:anchor-type="paragraph" svg:y="8.6709in" svg:width="6.5173in" svg:height="1.0575in" draw:z-index="0"><draw:text-box><text:p text:style-name="P8">Issue 1.0, </text:p><text:p text:style-name="P8"><text:date style:data-style-name="N76" text:date-value="2022-01-11T16:50:50.161420251">11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10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2</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4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1">1 <text:s text:c="2"/>Introduction<text:tab/>1</text:p>
          <text:p text:style-name="P42">1.1 <text:s text:c="2"/>References<text:tab/>2</text:p>
          <text:p text:style-name="P41">2 <text:s text:c="2"/>An Introduction to User Defined Routines<text:tab/>3</text:p>
          <text:p text:style-name="P42">2.1 <text:s text:c="2"/>The UDR Engine<text:tab/>3</text:p>
          <text:p text:style-name="P42">2.2 <text:s text:c="2"/>The User Provided UDR Library<text:tab/>5</text:p>
          <text:p text:style-name="P41">3 <text:s text:c="2"/>Writing UDRs in Pascal<text:tab/>7</text:p>
          <text:p text:style-name="P42">3.1 <text:s text:c="2"/>Creating a UDR Share Library<text:tab/>7</text:p>
          <text:p text:style-name="P43">3.1.1 <text:s text:c="2"/>With Lazarus<text:tab/>7</text:p>
          <text:p text:style-name="P43">3.1.2 <text:s text:c="2"/>With Delphi<text:tab/>7</text:p>
          <text:p text:style-name="P43">3.1.3 <text:s text:c="2"/>The Library Source File<text:tab/>8</text:p>
          <text:p text:style-name="P42">3.2 <text:s text:c="2"/>Defining a UDR<text:tab/>9</text:p>
          <text:p text:style-name="P42">3.3 <text:s text:c="2"/>A Select Procedure<text:tab/>10</text:p>
          <text:p text:style-name="P42">3.4 <text:s text:c="2"/>An Example Trigger<text:tab/>12</text:p>
        </text:index-body>
      </text:table-of-content>
      <text:p text:style-name="P20"/>
      <text:h text:style-name="P44" text:outline-level="1" text:restart-numbering="true" text:start-value="-1"><text:bookmark-start text:name="__RefHeading__1226_1812826207"/><text:line-break/>Introduction<text:bookmark-end text:name="__RefHeading__1226_1812826207"/></text:h>
      <text:p text:style-name="P36">As a replacement for the legacy User Defined Functions (UDFs) Firebird 3 introduced the User Defined Routine. As stated in the Firebird documentation, the UDR (User Defined Routines) engine adds a layer on top of the FirebirdExternal engine interface with the purpose of:</text:p>
      <text:list xml:id="list1976961099" text:style-name="L1">
        <text:list-item>
          <text:p text:style-name="P116">establishing a way to hook external modules into the server and make them available for use </text:p>
        </text:list-item>
        <text:list-item>
          <text:p text:style-name="P116">creating an API so that external modules can register their available routines </text:p>
        </text:list-item>
        <text:list-item>
          <text:p text:style-name="P116">making instances of routines “per attachment”, rather than dependent on the internal implementation details of the engine.</text:p>
        </text:list-item>
      </text:list>
      <text:p text:style-name="P38">UDRs are implemented in a user provided software library (Windows DLL or Linux shared object) that must be installed on a Firebird Server prior to use. Each UDR has also to be declared as an external function, procedure or trigger in the schema of each database that uses the UDR.</text:p>
      <text:p text:style-name="P39">From release 1.4.0 onwards, MWA's Firebird Pascal API package (fbintf) includes a new package (fbudr). <text:span text:style-name="T9">This package provides support for writing your own UDRs in Pascal while making full use of </text:span>MWA's Firebird Pascal API. UDRs built with this package provide:</text:p>
      <text:list xml:id="list454583520" text:style-name="L2">
        <text:list-item>
          <text:p text:style-name="P117">UDR Functions, Execute Procedures Select Procedures and Triggers.</text:p>
        </text:list-item>
        <text:list-item>
          <text:p text:style-name="P117">Full use of the fbintf package (MWA's Pascal Firebird API).</text:p>
        </text:list-item>
        <text:list-item>
          <text:p text:style-name="P117">Access to input and output parameters by name or position and as Pascal native types</text:p>
        </text:list-item>
        <text:list-item>
          <text:p text:style-name="P117">Exception handling including use of the Firebird status vector to report exceptions to clients. Note that signal based exceptions (e.g. access violations) may result in lost database attachments.</text:p>
        </text:list-item>
        <text:list-item>
          <text:p text:style-name="P117">Many configurable options.</text:p>
        </text:list-item>
        <text:list-item>
          <text:p text:style-name="P117"><text:soft-page-break/>A per UDR library log file (by default written to &lt;firebird root directory&gt;/&lt;module name&gt;.log)</text:p>
        </text:list-item>
        <text:list-item>
          <text:p text:style-name="P117">Detailed and configurable logging for library debugging</text:p>
        </text:list-item>
        <text:list-item>
          <text:p text:style-name="P117">User write to log support (see the IFBExternalContext interface).</text:p>
        </text:list-item>
        <text:list-item>
          <text:p text:style-name="P118">A per UDR library configuration file in ini file format (by default the UDR library looks for its configuration file in &lt;firebird root directory&gt;/plugins/udr/&lt;module name&gt;.conf). Log options may be configured statically or via the configuration file.</text:p>
        </text:list-item>
        <text:list-item>
          <text:p text:style-name="P118">User sections and configuration parameters supported via the IFBExternalContext interface.</text:p>
        </text:list-item>
      </text:list>
      <text:p text:style-name="P39">A fbudrtestbed package is also provided to allow client side debugging of UDRs. This provides an emulator for the Firebird udr engine and allows for program logic to the tested using an IDR (Lazarus or Delphi). For an example see the udr/testsuite directory. This example shows how the example UDR library can be tested client side.</text:p>
      <text:h text:style-name="Heading_20_2" text:outline-level="2"><text:bookmark-start text:name="__RefHeading___Toc3561_787508501"/><text:span text:style-name="T9">References</text:span> <text:bookmark-end text:name="__RefHeading___Toc3561_787508501"/></text:h>
      <text:list xml:id="list3198108107" text:style-name="L3">
        <text:list-item>
          <text:p text:style-name="P119">MWA's Firebird Pascal API <text:span text:style-name="T9">(</text:span><text:a xlink:type="simple" xlink:href="https://mwasoftware.co.uk/downloads/send/5-ibx-current/146-firebirdpascalapiguide" text:style-name="Internet_20_link" text:visited-style-name="Visited_20_Internet_20_Link"><text:span text:style-name="T9">https://mwasoftware.co.uk/downloads/send/5-ibx-current/146-firebirdpascalapiguide</text:span></text:a><text:span text:style-name="T9">)</text:span></text:p>
        </text:list-item>
        <text:list-item>
          <text:p text:style-name="P120"><text:bookmark-start text:name="__RefNumPara__289_787508501"/>Firebird 4.0 Language Reference (<text:a xlink:type="simple" xlink:href="https://firebirdsql.org/file/documentation/pdf/en/refdocs/fblangref40/firebird-40-language-reference.pdf" text:style-name="Internet_20_link" text:visited-style-name="Visited_20_Internet_20_Link">https://firebirdsql.org/file/documentation/pdf/en/refdocs/fblangref40/firebird-40-language-reference.pdf</text:a>)<text:bookmark-end text:name="__RefNumPara__289_787508501"/></text:p>
        </text:list-item>
      </text:list>
      <text:h text:style-name="Heading_20_1" text:outline-level="1"><text:bookmark-start text:name="__RefHeading___Toc3563_787508501"/><text:line-break/><text:span text:style-name="T9">An Introduction to User Defined Routines</text:span><text:bookmark-end text:name="__RefHeading___Toc3563_787508501"/></text:h>
      <text:p text:style-name="P68">User Defined Routines (UDRs) were introduced in Firebird 3 as an object oriented and, arguably, a better managed alternative to the legacy User Defined Functions (UDFs). UDFs are deprecated from Firebird 4.0 onwards.</text:p>
      <text:p text:style-name="P68">The Firebird 4 Language Reference <text:span text:style-name="T10">[</text:span><text:span text:style-name="T10"><text:bookmark-ref text:reference-format="number" text:ref-name="__RefNumPara__289_787508501">2</text:bookmark-ref></text:span><text:span text:style-name="T10">]</text:span><text:span text:style-name="T11"> states that:</text:span></text:p>
      <text:p text:style-name="P102"><text:span text:style-name="T11">UDFs are fundamentally insecure. We recommend avoiding their use whenever possible, and disabling UDFs in your database configuration (UdfAccess = None in firebird.conf; this is the default since Firebird 4). If you do need to call native code from your database, use a UDR external engine instead.</text:span></text:p>
      <text:p text:style-name="P68"><text:span text:style-name="T11">UDRs are managed using a Firebird “plugin” - the UDR Engine. This is a shared library (DLL under Windows or .so under Linux) that loads and manages user installed shared libraries containing UDRs. The UDR Engine shared library as well as user installed shared libraries are part of a Firebird server and are located in:</text:span></text:p>
      <text:p text:style-name="P68"><text:span text:style-name="T11">&lt;firebird root directory&gt;/plugins/udr</text:span></text:p>
      <text:p text:style-name="P68"><text:span text:style-name="T11">Note that this location is configurable by modifying Firebird's “plugins.conf” configuration file.</text:span></text:p>
      <text:h text:style-name="P45" text:outline-level="2"><text:bookmark-start text:name="__RefHeading___Toc3565_787508501"/>The UDR Engine<text:bookmark-end text:name="__RefHeading___Toc3565_787508501"/></text:h>
      <text:p text:style-name="P69">The UDR Engine is a Firebird Plugin and registered in Firebird's “plugins.conf” configuration file. As a plugin, it provides the IExternalEngine interface to Firebird. Firebird calls this interface's methods to get interfaces to UDR Functions, Procedures and Triggers.</text:p>
      <text:p text:style-name="P69">The purpose of the UDR Engine is to satisfy these requests by loading and calling user provided shared libraries as determined by an “EntryPoint” name used to identify the UDR.</text:p>
      <text:p text:style-name="P103">UDRs are declared as part of a Database schema using a DLL statement as defined in <text:sequence-ref text:reference-format="category-and-value" text:ref-name="refFigure0">Figure 1</text:sequence-ref><text:s/><text:sequence-ref text:reference-format="direction" text:ref-name="refFigure0">below</text:sequence-ref>.</text:p>
      <text:p text:style-name="P69">For example</text:p>
      <text:p text:style-name="Preformatted_20_Text">create or alter function MyRowCount (</text:p>
      <text:p text:style-name="Preformatted_20_Text"><text:s text:c="6"/>table_name varchar(31)</text:p>
      <text:p text:style-name="Preformatted_20_Text"><text:s text:c="4"/>) returns integer</text:p>
      <text:p text:style-name="Preformatted_20_Text"><text:s text:c="4"/>external name 'fbudrtests!row_count'</text:p>
      <text:p text:style-name="Preformatted_20_Text"><text:s text:c="4"/>engine udr;</text:p>
      <text:p text:style-name="P70"><text:span text:style-name="T13">declares</text:span><text:span text:style-name="T12"> a function “MyRowCount”. The </text:span><text:span text:style-name="T13">declaration</text:span><text:span text:style-name="T12"> is the same as any other function declaration, except that instead of a function body, the function is defined using an external name and engine - the udr engine. In use, the function is called like any other Firebird function. E.g.</text:span></text:p>
      <text:p text:style-name="Preformatted_20_Text">Select MyRowCount('EMPLOYEE') from RDB$Database;</text:p>
      <text:p text:style-name="P73"><text:span text:style-name="T18">Assuming the above is used with the Firebird example “employee” database, the </text:span><text:span text:style-name="T14">select query</text:span><text:span text:style-name="T18"> will return 42 (perhaps in a tribute to Lewis Caroll and Douglas Adnams) </text:span><text:span text:style-name="T19">i.e. the number of rows in the table</text:span><text:span text:style-name="T18">.</text:span></text:p>
      <text:p text:style-name="P71">When the select statement is executed, Firebird will call the identified engine - the udr engine - and ask <text:span text:style-name="T19">it</text:span>to return an interface to a UDR with the entry point name “fbudrtests!row_count”. It does by:</text:p>
      <text:list xml:id="list1638982965" text:style-name="L4">
        <text:list-item>
          <text:p text:style-name="P72">Locating and loading, if possible and if it has not already done so, a shared library called “fbudrtests” i.e. determined from the first part of the entry point name (the exclamation mark is the field separator). <text:span text:style-name="T19">This library must be located in the Firebird udr directory and must be called “fbudrtests.dll” (Windows) or “libfbudrtests.so” (Linux).</text:span></text:p>
        </text:list-item>
        <text:list-item>
          <text:p text:style-name="P75"><text:span text:style-name="T19">After loading, the shared library's only published entry point “firebird_udr_plugin” is called. The code that handles this entry point must now register each UDR it supports. The registration includes </text:span><text:span text:style-name="T14">a</text:span><text:span text:style-name="T19"> “routine name”, used to identify the UDR, and a “factory” interface for the UDR. This factory can, on demand, create a new instance of an interface to the UDR.</text:span></text:p>
        </text:list-item>
        <text:list-item>
          <text:p text:style-name="P74">The UDR engine will then look for the routine name “row_count” as registered by the library. If found, the corresponding factory is called to create a new instance of the UDR as an interface that is then returned to Firebird. Firebird can now use this interface to satisfy the user request.</text:p>
        </text:list-item>
      </text:list>
      <text:h text:style-name="P46" text:outline-level="2"><text:bookmark-start text:name="__RefHeading___Toc3567_787508501"/><text:soft-page-break/>The User Provided UDR Library<text:bookmark-end text:name="__RefHeading___Toc3567_787508501"/></text:h>
      <text:p text:style-name="P76">There can be as many user provided UDR libraries as is needed, as long as they each have a different name.</text:p>
      <text:p text:style-name="P76">A UDR library includes:</text:p>
      <text:list xml:id="list2542386775" text:style-name="L5">
        <text:list-item>
          <text:p text:style-name="P77">Each UDR function, procedure or trigger that the user library provides.</text:p>
        </text:list-item>
        <text:list-item>
          <text:p text:style-name="P77">A factory for each such UDR function, procedure or trigger.</text:p>
        </text:list-item>
        <text:list-item>
          <text:p text:style-name="P77">The entry point “firebird_udr_plugin” which is called to register, with the UDR Engine, each UDR function, procedure or trigger factory and the corresponding routine name.</text:p>
        </text:list-item>
      </text:list>
      <text:p text:style-name="P79">UDR libraries are not restricted to C or C++ and may be written in any programming language capable of generating a shared library and with appropriate language bindings.</text:p>
      <text:p text:style-name="P76">When a UDR is executed, it is provided with a context that includes a handle to the current database attachment and transaction. This allows it to invoke database queries on the user's behalf. <text:span text:style-name="T20">Otherwise, a UDR is free to access any external code libraries that it needs to use and has access to. This can include mathematical, cryptographic and image processing libraries. It could even access a different database engine (e.g. MySQL).</text:span></text:p>
      <text:p text:style-name="P78">UDRs are always executed as separate instances and therefore may use their own local variables. However, depending on the server architecture (Superserver, Classic, etc) and implementation details, Firebird may get external engine instances “per database” or “per connection”. Currently, it always gets instances “per database”. Hence any global variables will be shared between UDRs invoked by all users of the same database.</text:p>
      <text:h text:style-name="Heading_20_1" text:outline-level="1"><text:bookmark-start text:name="__RefHeading___Toc3569_787508501"/><text:line-break/><text:span text:style-name="T21">Writing UDRs in Pascal</text:span><text:bookmark-end text:name="__RefHeading___Toc3569_787508501"/></text:h>
      <text:p text:style-name="P80"><text:span text:style-name="T21">MWA Software's Firebird UDR Support Package (fbudr) provides a set of Pascal language bindings and support functions for writing a UDR library in Pascal. Both the Free Pascal Compiler (FPC) and Delphi (from </text:span><text:bookmark text:name="firstHeading"/>Embarcadero<text:span text:style-name="T21">) are supported.</text:span></text:p>
      <text:p text:style-name="P79">The <text:span text:style-name="T22">fbudr</text:span> package is distributed as source code and as part of MWA Software's Firebird Pascal API. The package source may be found in fbudr.lpk (Free Pascal/Lazarus) or fbudr.dpk (Deplhi). The package source must be complied and linked into the share library. The <text:span text:style-name="T22">fbudr</text:span> package requires the <text:span text:style-name="T22">fbintf</text:span> package (e.g. the Firebird Pascal API).</text:p>
      <text:h text:style-name="P47" text:outline-level="2"><text:bookmark-start text:name="__RefHeading___Toc3571_787508501"/>Creating a UDR Share Library<text:bookmark-end text:name="__RefHeading___Toc3571_787508501"/></text:h>
      <text:h text:style-name="P53" text:outline-level="3"><text:bookmark-start text:name="__RefHeading___Toc3573_787508501"/>With Lazarus<text:bookmark-end text:name="__RefHeading___Toc3573_787508501"/></text:h>
      <text:p text:style-name="P83">Prior to first use, you should first open each of the package files “fbintf.lp<text:span text:style-name="T34">k</text:span>” and “fbudr.lp<text:span text:style-name="T34">k</text:span>” <text:span text:style-name="T34">using the menu item Packages-&gt;Open Package. This is sufficient for Lazarus to recognise each package.</text:span></text:p>
      <text:p text:style-name="P80"><text:span text:style-name="T15">In the</text:span><text:span text:style-name="T21"> Lazar</text:span><text:span text:style-name="T24">us IDE, select File-&gt;New and click on “Library” as the project type. This will create and show a “library” source code file. In the project inspector, </text:span><text:span text:style-name="T15">select Add-&gt;N</text:span><text:span text:style-name="T24">ew Requirement and select the </text:span><text:span text:style-name="T23">fbudr</text:span><text:span text:style-name="T26"> package.</text:span></text:p>
      <text:p text:style-name="P81"><text:span text:style-name="T26">Y</text:span><text:span text:style-name="T25">ou should now save the library project using the intended module name (shared library name). This will be the first part of the external name used to identify the UDRs provided by the library.</text:span></text:p>
      <text:h text:style-name="P54" text:outline-level="3"><text:bookmark-start text:name="__RefHeading___Toc3575_787508501"/>With Delphi<text:bookmark-end text:name="__RefHeading___Toc3575_787508501"/></text:h>
      <text:p text:style-name="P84">Prior to first use, <text:span text:style-name="T34">you should open, in the Delphi IDE, each of the package files “fbintf.dpk” and “fbudr.dpk”, and compile the packages each in turn. </text:span></text:p>
      <text:p text:style-name="P85">In the Delphi IDE, select File-&gt;New-&gt;Other and double click on “Dynamic Link Library” when the dialog opens showing each of the options. <text:span text:style-name="T26">You should now save the library project using the </text:span><text:soft-page-break/><text:span text:style-name="T26">intended module name (shared library name). This will be the first part of the external name used to identify the UDRs provided by the library.</text:span></text:p>
      <text:p text:style-name="P86">The project should now be linked to the <text:span text:style-name="T22">fbudr</text:span><text:span text:style-name="T25"> package. This is done by</text:span></text:p>
      <text:list xml:id="list970739754" text:style-name="L6">
        <text:list-item>
          <text:p text:style-name="P87"><text:span text:style-name="T25">Select Project-&gt;Options</text:span></text:p>
        </text:list-item>
        <text:list-item>
          <text:p text:style-name="P87"><text:span text:style-name="T25">In the Options dialog, select Packages-&gt;Run Time Packages.</text:span></text:p>
        </text:list-item>
        <text:list-item>
          <text:p text:style-name="P87"><text:span text:style-name="T25">Click on the ellipses in the right hand window at the end of the current list of runtime packages.</text:span></text:p>
        </text:list-item>
        <text:list-item>
          <text:p text:style-name="P88"><text:span text:style-name="T27">In the Run Time Packages dialog, select the fbudr package, but clicking on the yellow folder icon and </text:span><text:span text:style-name="T16">browsing for</text:span><text:span text:style-name="T27"> the fbudr.dcp file. This is, by default, located in the fbintf\Win32\Debug, or the fbintf\Win64\Debug folders. Select the fbudr.dcp file, click on the “open” button”, click on the “Add” button and finally the “OK” button to close the dialog.</text:span></text:p>
        </text:list-item>
        <text:list-item>
          <text:p text:style-name="P87"><text:span text:style-name="T27">I</text:span><text:span text:style-name="T25">n most cases you will also want to select the “link with runtime packages” option.</text:span></text:p>
        </text:list-item>
      </text:list>
      <text:h text:style-name="P55" text:outline-level="3"><text:bookmark-start text:name="__RefHeading___Toc3577_787508501"/>The Library Source File<text:bookmark-end text:name="__RefHeading___Toc3577_787508501"/></text:h>
      <text:p text:style-name="P82"><draw:frame draw:style-name="fr3" draw:name="Frame5" text:anchor-type="paragraph" svg:x="0.0201in" svg:y="0.0098in" svg:width="6.6953in" style:rel-width="100%" draw:z-index="5"><draw:text-box fo:min-height="2.6583in"><text:p text:style-name="Preformatted_20_Text">library <text:span text:style-name="T33">m</text:span><text:span text:style-name="T17">yudrlibrary</text:span>;</text:p><text:p text:style-name="Preformatted_20_Text"/><text:p text:style-name="Preformatted_20_Text">uses</text:p><text:p text:style-name="Preformatted_20_Text"><text:s text:c="2"/>Classes, sysutils, <text:s/>FBUDRController, <text:span text:style-name="T33">&lt;list of user created units&gt;</text:span>;</text:p><text:p text:style-name="Preformatted_20_Text"/><text:p text:style-name="Preformatted_20_Text">exports firebird_udr_plugin;</text:p><text:p text:style-name="Preformatted_20_Text"/><text:p text:style-name="Preformatted_20_Text">begin</text:p><text:p text:style-name="Preformatted_20_Text"><text:s text:c="2"/>with FBUDRControllerOptions do</text:p><text:p text:style-name="Preformatted_20_Text"><text:s text:c="2"/>begin</text:p><text:p text:style-name="P59"><text:s text:c="4"/>ModuleName := '<text:span text:style-name="T33">m</text:span><text:span text:style-name="T17">yudrlibrary</text:span>';</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end.</text:p><text:p text:style-name="Figure">Figure <text:sequence text:ref-name="refFigure2" text:name="Figure" text:formula="ooow:Figure+1" style:num-format="1">2</text:sequence>: Example Library Source</text:p></draw:text-box></draw:frame>The resulting library source file (.lpr or .dpr) will be the same and follow a standard template for UDR libraries written using <text:span text:style-name="T22">fbudr</text:span><text:span text:style-name="T25"> (see </text:span><text:span text:style-name="T25"><text:sequence-ref text:reference-format="category-and-value" text:ref-name="refFigure2">Figure 2</text:sequence-ref></text:span><text:span text:style-name="T25">). </text:span><text:span text:style-name="T28">The “library” keyword denotes that this is the source of a shared library instead of a program. The “uses” clause should also contain the name of each of your units that defines a UDR.</text:span></text:p>
      <text:p text:style-name="P89"><text:span text:style-name="T25">The “begin..end” block contains statements that are executed when the library is loaded. Here, you should locate overrides for default FBUDR Controller options. In the above example:</text:span></text:p>
      <text:list xml:id="list3513034184" text:style-name="L7">
        <text:list-item>
          <text:p text:style-name="P90"><text:span text:style-name="T25">An “exports” clause declares the firebird_udr_plugin entry point. This is defined in the FBUDRController unit and does not have to be defined by the user.</text:span></text:p>
        </text:list-item>
        <text:list-item>
          <text:p text:style-name="P90"><text:span text:style-name="T25">The “ModuleName” is always set to the library name.</text:span></text:p>
        </text:list-item>
        <text:list-item>
          <text:p text:style-name="P121"><text:span text:style-name="T28">AllowConfigFileOverrides </text:span>set to true permits the library's configuration <text:span text:style-name="T35">file to contain overrides for controller options.</text:span></text:p>
        </text:list-item>
        <text:list-item>
          <text:p text:style-name="P122">The LogFileTemplate defines the location and name of the library's log file. Macros are used here to define the path and file name.</text:p>
        </text:list-item>
      </text:list>
      <text:h text:style-name="P48" text:outline-level="2"><text:bookmark-start text:name="__RefHeading___Toc3579_787508501"/><text:soft-page-break/>Defining a UDR<text:bookmark-end text:name="__RefHeading___Toc3579_787508501"/></text:h>
      <text:p text:style-name="P89">You may now add a unit to the project to provide the source code for a UDR. For example, if the UDR is to provide a function declared in the database schema as:</text:p>
      <text:p text:style-name="P60">create or alter function MyRowCount (</text:p>
      <text:p text:style-name="P60"><text:s text:c="6"/>table_name varchar(31)</text:p>
      <text:p text:style-name="P60"><text:s text:c="4"/>) returns integer</text:p>
      <text:p text:style-name="P60"><text:s text:c="4"/>external name 'fbudrtests!row_count'</text:p>
      <text:p text:style-name="P61"><text:span text:style-name="T25"><text:s text:c="4"/>engine udr;</text:span></text:p>
      <text:p text:style-name="P89"><text:span text:style-name="T25">and with the semantic that it returns the number of rows in the table. </text:span><text:span text:style-name="T25"><text:sequence-ref text:reference-format="category-and-value" text:ref-name="refFigure1">Figure 3</text:sequence-ref></text:span><text:span text:style-name="T25"><text:s/></text:span><text:span text:style-name="T29">provides an example implementation of the function.</text:span></text:p>
      <text:p text:style-name="P91"><draw:frame draw:style-name="fr2" draw:name="Frame6" text:anchor-type="paragraph" svg:x="-0.0201in" svg:y="-0.0402in" svg:width="6.8283in" style:rel-width="102%" draw:z-index="6"><draw:text-box fo:min-height="4.6181in"><text:p text:style-name="P62">Unit udr_myrowcount;</text:p><text:p text:style-name="P62"/><text:p text:style-name="P62">interface</text:p><text:p text:style-name="P62"/><text:p text:style-name="P62">uses</text:p><text:p text:style-name="P62"><text:s text:c="2"/>Classes, SysUtils, IB, FBUDRController, FBUDRIntf; <text:s text:c="2"/></text:p><text:p text:style-name="P62"/><text:p text:style-name="P62">type</text:p><text:p text:style-name="P62"><text:s text:c="2"/>TMyRowCountFunction = class(TFBUDRFunction)</text:p><text:p text:style-name="P62"><text:s text:c="2"/>public</text:p><text:p text:style-name="P62"><text:s text:c="4"/>function Execute(context: IFBUDRExternalContext;</text:p><text:p text:style-name="P62"><text:s text:c="21"/>ProcMetadata: IFBUDRProcMetadata;</text:p><text:p text:style-name="P62"><text:s text:c="21"/>InputParams: IFBUDRInputParams;</text:p><text:p text:style-name="P62"><text:s text:c="21"/>ResultSQLType: cardinal): variant; override;</text:p><text:p text:style-name="P62"><text:s text:c="2"/>end;</text:p><text:p text:style-name="P62"/><text:p text:style-name="P62">implementation</text:p><text:p text:style-name="P62"/><text:p text:style-name="P62">function TMyRowCountFunction.Execute(context: IFBUDRExternalContext;</text:p><text:p text:style-name="P62"><text:s text:c="2"/>ProcMetadata: IFBUDRProcMetadata; InputParams: IFBUDRInputParams;</text:p><text:p text:style-name="P62"><text:s text:c="2"/>ResultSQLType: cardinal): variant;</text:p><text:p text:style-name="P62">begin</text:p><text:p text:style-name="P62"><text:s text:c="2"/>with context do</text:p><text:p text:style-name="P62"><text:s text:c="2"/>begin</text:p><text:p text:style-name="P62"><text:s text:c="4"/>Result := GetAttachment.OpenCursorAtStart(GetTransaction,</text:p><text:p text:style-name="P62"><text:s text:c="4"/>'Select count(*) from ' + InputParams.ByName('table_name').AsString)[0].AsInteger;</text:p><text:p text:style-name="P62"><text:s text:c="2"/>end;</text:p><text:p text:style-name="P62">end;</text:p><text:p text:style-name="P62"/><text:p text:style-name="P62">Initialization</text:p><text:p text:style-name="P62"><text:s text:c="2"/>FBRegisterUDRFunction('row_count',TmyRowCountFunction);</text:p><text:p text:style-name="P62">end.</text:p><text:p text:style-name="Figure">Figure <text:sequence text:ref-name="refFigure1" text:name="Figure" text:formula="ooow:Figure+1" style:num-format="1">3</text:sequence>: Implementation of an example UDR</text:p></draw:text-box></draw:frame><text:span text:style-name="T25">In </text:span><text:span text:style-name="T25"><text:sequence-ref text:reference-format="category-and-value" text:ref-name="refFigure1">Figure 3</text:sequence-ref></text:span><text:span text:style-name="T25">:</text:span></text:p>
      <text:list xml:id="list2023020588" text:style-name="L8">
        <text:list-item>
          <text:p text:style-name="P123">T<text:span text:style-name="T36">M</text:span>yRowCountFunction sub-classes <text:span text:style-name="T36">a TFBUDRFunction class defined in FBUDRController.</text:span></text:p>
        </text:list-item>
        <text:list-item>
          <text:p text:style-name="P124">This new sub-class overrides the Execute method which then provides the main body of the UDR.</text:p>
        </text:list-item>
        <text:list-item>
          <text:p text:style-name="P124">The Execute method uses the context provided by Firebird to reference the current database attachment and transaction. The attachment is provided as an <text:span text:style-name="T22">fbintf</text:span><text:span text:style-name="T25"> IAttachment. This interface provides many methods, including executing SQL statements and returning results. It is used here to invoke a query that counts the number of rows in the requested table.</text:span></text:p>
        </text:list-item>
        <text:list-item>
          <text:p text:style-name="P124"><text:soft-page-break/><text:span text:style-name="T25">Note that the input parameter is provided using a cut down version of the </text:span><text:span text:style-name="T22">fbintf</text:span><text:span text:style-name="T25"> IResults interface and provides the parameter as a native pascal type with the parameter accessed by name.</text:span></text:p>
        </text:list-item>
        <text:list-item>
          <text:p text:style-name="P124"><text:span text:style-name="T25">The result is returned as the value of a variant. This must be type compatible with the return type of the function as declared in the database schema.</text:span></text:p>
        </text:list-item>
        <text:list-item>
          <text:p text:style-name="P125"><text:span text:style-name="T25">The new sub-class is registered with the UDR Controller at unit initialization time and bound to the routine name used in the database schema function declaration.</text:span></text:p>
        </text:list-item>
      </text:list>
      <text:p text:style-name="P126"><text:span text:style-name="T25">All that remains to do is to </text:span><text:span text:style-name="T30">ensure that the unit name is in the list of units in the library source file uses clause, and then to </text:span><text:span text:style-name="T25">compile and link the UDR library and to copy the resulting dll or so to the Firebird UDR directory. The Firebird Server should be restarted to ensure that it recognises the new library, and the UDR function declaration added to the database schema.</text:span></text:p>
      <text:h text:style-name="P49" text:outline-level="2"><text:bookmark-start text:name="__RefHeading___Toc3581_787508501"/>A Select Procedure<text:bookmark-end text:name="__RefHeading___Toc3581_787508501"/></text:h>
      <text:p text:style-name="P92">A UDR function is one of the simplest UDRs. An Execute Procedure is almost as simple. The only real difference is that it returns several output values instead of a single result. However, a select procedure is more complex given that it can return multiple rows. In PSQL, a select procedure is distinguished by including at least one “SUSPEND” statement. A SUSPEND statement suspends execution and returns the current output parameter values as the next row.</text:p>
      <text:p text:style-name="P92">An example UDR select procedure is:</text:p>
      <text:p text:style-name="Preformatted_20_Text">create or alter procedure MyReadText (</text:p>
      <text:p text:style-name="Preformatted_20_Text"><text:s text:c="8"/>path varchar(200) not null /*relative to udr directory */</text:p>
      <text:p text:style-name="Preformatted_20_Text"><text:s text:c="8"/>) returns (</text:p>
      <text:p text:style-name="Preformatted_20_Text"><text:s text:c="7"/>text varchar(100) not null</text:p>
      <text:p text:style-name="Preformatted_20_Text"><text:s text:c="3"/>)</text:p>
      <text:p text:style-name="Preformatted_20_Text"><text:s text:c="3"/>external name 'fbudrtests!read_txt'</text:p>
      <text:p text:style-name="Preformatted_20_Text"><text:s text:c="3"/>engine udr; </text:p>
      <text:p text:style-name="P126">The semantic of this UDR is that it opens a text file, for which the absolute path is given by the value of the “path” parameter, returns each line in the file as successive rows in the output dataset.</text:p>
      <text:p text:style-name="P127">In <text:sequence-ref text:reference-format="category-and-value" text:ref-name="refFigure3">Figure 4</text:sequence-ref>:</text:p>
      <text:list xml:id="list2319453271" text:style-name="L9">
        <text:list-item>
          <text:p text:style-name="P128">TReadTextFile sub-classes TFBUDRSelectProcedure and overrides three methods: open, fetch and close.</text:p>
        </text:list-item>
        <text:list-item>
          <text:p text:style-name="P128">It also uses a local variable FTextFile, defined as a private property of the class. This ensures that it is only available to a single instance of each object of this class.</text:p>
        </text:list-item>
        <text:list-item>
          <text:p text:style-name="P128">FTextFile is used to hold a reference to a stream reader for the text file.</text:p>
        </text:list-item>
        <text:list-item>
          <text:p text:style-name="P128">The <text:span text:style-name="T22">open</text:span><text:span text:style-name="T25"> method is called first by the Firebird engine and initialises the select procedure. The file path is provided as the input parameter and the method checks to ensure that the file exists. An exception is raised if it does not. Otherwise, the file is opened as a stream reader object.</text:span></text:p>
        </text:list-item>
        <text:list-item>
          <text:p text:style-name="P128"><text:span text:style-name="T25">If an exception is raised then this is caught by the UDR Controller and returned to Firebird using Firebird's “status” interface. It can then be returned to the client using the Firebird remote protocol.</text:span></text:p>
        </text:list-item>
        <text:list-item>
          <text:p text:style-name="P128"><text:soft-page-break/><text:span text:style-name="T25">The </text:span><text:span text:style-name="T22">fetch</text:span><text:span text:style-name="T25"> method is called repeatedly until it returns false to indicate “no more data”. Here, the fetch method reads the next line from the input file and returns it as the value of the output parameter.</text:span></text:p>
        </text:list-item>
        <text:list-item>
          <text:p text:style-name="P129"><draw:frame draw:style-name="fr1" draw:name="Frame7" text:anchor-type="paragraph" svg:width="6.6953in" style:rel-width="100%" draw:z-index="7"><draw:text-box fo:min-height="0.2in"><text:p text:style-name="P63">Unit udr-myreadtext;</text:p><text:p text:style-name="P63"/><text:p text:style-name="P63">interface</text:p><text:p text:style-name="P63"/><text:p text:style-name="P63">uses</text:p><text:p text:style-name="P63"><text:s text:c="2"/>Classes, SysUtils, IB, FBUDRController, FBUDRIntf<text:span text:style-name="T10">{$IFDEF FPC}</text:span>, Streamex<text:span text:style-name="T10">{$ENDIF}</text:span>; <text:s/></text:p><text:p text:style-name="P63"/><text:p text:style-name="P64">type</text:p><text:p text:style-name="P64"><text:s text:c="2"/>TReadTextFile <text:s/>= class(TFBUDRSelectProcedure)</text:p><text:p text:style-name="P64"><text:s text:c="4"/>private</text:p><text:p text:style-name="P64"><text:s text:c="6"/>FTextFile: TStreamReader;</text:p><text:p text:style-name="P64"><text:s text:c="4"/>public</text:p><text:p text:style-name="P64"><text:s text:c="6"/>procedure open(context: IFBUDRExternalContext;</text:p><text:p text:style-name="P64"><text:s text:c="23"/>ProcMetadata: IFBUDRProcMetadata;</text:p><text:p text:style-name="P64"><text:s text:c="23"/>InputParams: IFBUDRInputParams); <text:s/>override;</text:p><text:p text:style-name="P64"><text:s text:c="6"/>function fetch(OutputData: IFBUDROutputData): boolean; <text:s/>override;</text:p><text:p text:style-name="P64"><text:s text:c="6"/>procedure close; override;</text:p><text:p text:style-name="P64"><text:s text:c="4"/>end;</text:p><text:p text:style-name="P64"/><text:p text:style-name="P64">implementation</text:p><text:p text:style-name="P64"/><text:p text:style-name="P64">procedure TReadTextFile.open(context: IFBUDRExternalContext;</text:p><text:p text:style-name="P64"><text:s text:c="17"/>ProcMetadata: IFBUDRProcMetadata;</text:p><text:p text:style-name="P64"><text:s text:c="17"/>InputParams: IFBUDRInputParams);</text:p><text:p text:style-name="P64">var aFileName: AnsiString;</text:p><text:p text:style-name="P64"><text:s text:c="4"/><text:span text:style-name="T10">{$IFDEF FPC}</text:span>F: TFileStream;<text:span text:style-name="T10">{$ENDIF}</text:span></text:p><text:p text:style-name="P64"/><text:p text:style-name="P64">begin</text:p><text:p text:style-name="P64"><text:s text:c="2"/>aFileName := InputParams.ByName('path').AsString;</text:p><text:p text:style-name="P64"><text:s text:c="2"/>if not FileExists(aFileName) then</text:p><text:p text:style-name="P64"><text:s text:c="4"/>raise Exception.CreateFmt('Unable to find file "%s"',[aFileName]);</text:p><text:p text:style-name="P64"><text:s text:c="2"/>context.WriteToLog('Reading from ' + aFileName);</text:p><text:p text:style-name="P64"><text:s text:c="2"/><text:span text:style-name="T10">{$IFDEF FPC}</text:span></text:p><text:p text:style-name="P64"><text:s text:c="2"/>F := TFileStream.Create(aFileName,fmOpenRead);</text:p><text:p text:style-name="P64"><text:s text:c="2"/>FTextFile := TStreamReader.Create(F,8192,true);</text:p><text:p text:style-name="P64"><text:s text:c="2"/><text:span text:style-name="T10">{$ELSE}</text:span></text:p><text:p text:style-name="P64"><text:s text:c="2"/>FTextFile := TStreamReader.Create(aFileName, TEncoding.ANSI);</text:p><text:p text:style-name="P64"><text:s text:c="2"/><text:span text:style-name="T10">{$ENDIF}</text:span></text:p><text:p text:style-name="P64">end; <text:s text:c="2"/></text:p><text:p text:style-name="P64"/><text:p text:style-name="P64">function TReadTextFile.fetch(OutputData: IFBUDROutputData): boolean;</text:p><text:p text:style-name="P64">begin</text:p><text:p text:style-name="P64"><text:s text:c="2"/>Result := not FTextFile.<text:span text:style-name="T10">{$IFDEF FPC}</text:span>EOF<text:span text:style-name="T10">{$ELSE}</text:span>EndOfStream<text:span text:style-name="T10">{$ENDIF}</text:span>;</text:p><text:p text:style-name="P64"><text:s text:c="2"/>if Result then</text:p><text:p text:style-name="P64"><text:s text:c="4"/>OutputData.ByName('text').AsString := FTextFile.ReadLine;</text:p><text:p text:style-name="P64">end;</text:p><text:p text:style-name="P64"/><text:p text:style-name="P64">procedure TReadTextFile.close;</text:p><text:p text:style-name="P64">begin</text:p><text:p text:style-name="P64"><text:s text:c="2"/>if FTextFile &lt;&gt; nil then</text:p><text:p text:style-name="P64"><text:s text:c="4"/>FTextFile.Free;</text:p><text:p text:style-name="P64"><text:s text:c="2"/>FTextFile := nil;</text:p><text:p text:style-name="P64">end;</text:p><text:p text:style-name="P64"/><text:p text:style-name="P64">Initialization <text:s/></text:p><text:p text:style-name="P64"><text:s text:c="2"/>FBRegisterUDRProcedure('read_txt',TReadTextFile);</text:p><text:p text:style-name="P64">end.</text:p><text:p text:style-name="Figure">Figure <text:sequence text:ref-name="refFigure3" text:name="Figure" text:formula="ooow:Figure+1" style:num-format="1">4</text:sequence>: A example select procedure</text:p></draw:text-box></draw:frame>The <text:span text:style-name="T22">close</text:span><text:span text:style-name="T25"> method is called after fetch returns false and performs any tidy up needed. In this case, the stream reader is closed.</text:span></text:p>
        </text:list-item>
      </text:list>
      <text:p text:style-name="P130"><text:soft-page-break/><text:span text:style-name="T25">Note that, as before, the sub-class has to be registered with the UDR Controller at initialisation time, and associated with its routine name.</text:span></text:p>
      <text:p text:style-name="P132"><text:span text:style-name="T31">All that remains to do is to </text:span><text:span text:style-name="T30">ensure that the unit name is in the list of units in the library source file uses clause, and then to </text:span><text:span text:style-name="T31">compile and link the UDR library and to copy the resulting dll or so to the Firebird UDR directory. The Firebird Server should be restarted to ensure that it recognises the new library, and the UDR </text:span><text:span text:style-name="T37">procedure</text:span><text:span text:style-name="T31"> declaration added to the database schema.</text:span></text:p>
      <text:p text:style-name="P133"><text:span text:style-name="T31">T</text:span><text:span text:style-name="T25">his can be included in the same library as the preceding example UDR function.</text:span></text:p>
      <text:h text:style-name="P50" text:outline-level="2"><text:bookmark-start text:name="__RefHeading___Toc3583_787508501"/>An Example Trigger<text:bookmark-end text:name="__RefHeading___Toc3583_787508501"/></text:h>
      <text:p text:style-name="P93">The final example is a UDR trigger. UDR Triggers can be defined as “before”, “after” or database triggers. In the former two cases, they may follow an Update, Insert or Delete action.</text:p>
      <text:p text:style-name="P93">The example trigger is defined assuming the Firebird example employee database and has the following declaration:</text:p>
      <text:p text:style-name="Preformatted_20_Text">Create or Alter Trigger MyEmployeeUpdate Active Before Update On <text:s/>EMPLOYEE</text:p>
      <text:p text:style-name="Preformatted_20_Text"><text:s text:c="3"/>external name 'fbudrtests!my_employee_update'</text:p>
      <text:p text:style-name="Preformatted_20_Text"><text:s text:c="3"/>engine udr;</text:p>
      <text:p text:style-name="P133">The semantic of this trigger is to identify when the PHONE_EXT field value is updated and to copy the previous value to the field PREVOUS_PHONE_EXT. This requires the following alteration to the EMPLOYEE table:</text:p>
      <text:p text:style-name="Preformatted_20_Text">Alter Table EMPLOYEE Add PREVIOUS_PHONE_EXT VarChar(4);</text:p>
      <text:p text:style-name="P135">In <text:sequence-ref text:reference-format="category-and-value" text:ref-name="refFigure4">Figure 5</text:sequence-ref>:</text:p>
      <text:list xml:id="list2791844355" text:style-name="L10">
        <text:list-item>
          <text:p text:style-name="P136">TMyEmployeeUpdateTrigger is sub-classed from TUDRTrigger.</text:p>
        </text:list-item>
        <text:list-item>
          <text:p text:style-name="P136">TUDRTrigger provides three methods that can be overridden: BeforeTrigger, AfterTrigger and DatabaseTrigger. In this example, the trigger is defined as “before update” and hence it is the BeforeTrigger method that is overridden.</text:p>
        </text:list-item>
        <text:list-item>
          <text:p text:style-name="P136">The trigger body starts with a “sanity check” to ensure that it is called as a Before Update Trigger. An exception is raised if the check fails.</text:p>
        </text:list-item>
        <text:list-item>
          <text:p text:style-name="P136">The method is provided with two sets of input parameter: one for the “old” values and a second for the “new” values. The former is read/only, while for a “before” trigger, the second is read/write.</text:p>
        </text:list-item>
        <text:list-item>
          <text:p text:style-name="P136">The trigger body compares the old and new values for PHONE_EXT and, if they differ copies the old value to the new value for PREVIOUS_PHONE_EXT.</text:p>
        </text:list-item>
      </text:list>
      <text:p text:style-name="P131"><text:span text:style-name="T25">Note that, as before, the sub-class has to be registered with the UDR Controller at initialisation time, and associated with its routine name.</text:span></text:p>
      <text:p text:style-name="P137"><text:span text:style-name="T31">All that remains to do is to </text:span><text:span text:style-name="T30">ensure that the unit name is in the list of units in the library source file uses clause, and then to </text:span><text:span text:style-name="T31">compile and link the UDR library and to copy the resulting dll or so to the Firebird UDR directory. The Firebird Server should be restarted to ensure that it recognises the new library, and the UDR </text:span><text:span text:style-name="T38">trigger</text:span><text:span text:style-name="T31"> declaration added to the database schema.</text:span></text:p>
      <text:p text:style-name="P134"><text:span text:style-name="T31">T</text:span><text:span text:style-name="T25">his can be included in the same library as the preceding example UDR</text:span><text:span text:style-name="T32">s</text:span><text:span text:style-name="T25">.</text:span></text:p>
      <text:p text:style-name="Text_20_body"><draw:frame draw:style-name="fr1" draw:name="Frame8" text:anchor-type="paragraph" svg:width="6.6953in" style:rel-width="100%" draw:z-index="8"><draw:text-box fo:min-height="0.2in"><text:p text:style-name="P65">Unit udr_mytrigger;</text:p><text:p text:style-name="P65"/><text:p text:style-name="P65">interface</text:p><text:p text:style-name="P65"/><text:p text:style-name="P65">uses</text:p><text:p text:style-name="P65"><text:s text:c="2"/>Classes, SysUtils, IB, FBUDRController, FBUDRIntf;</text:p><text:p text:style-name="P65"/><text:p text:style-name="P65">type</text:p><text:p text:style-name="P65"><text:s text:c="2"/>TMyEmployeeUpdateTrigger = class(TFBUDRTrigger)</text:p><text:p text:style-name="P65"><text:s text:c="2"/>public</text:p><text:p text:style-name="P65"><text:s text:c="5"/>procedure BeforeTrigger(context: IFBUDRExternalContext;</text:p><text:p text:style-name="P65"><text:s text:c="27"/>TriggerMetaData: IFBUDRTriggerMetaData;</text:p><text:p text:style-name="P65"><text:s text:c="27"/>action: TFBUDRTriggerAction;</text:p><text:p text:style-name="P65"><text:s text:c="27"/>OldParams: IFBUDRInputParams;</text:p><text:p text:style-name="P65"><text:s text:c="27"/>NewParams: IFBUDROutputData); override;</text:p><text:p text:style-name="P65"><text:s text:c="2"/>end;</text:p><text:p text:style-name="P65"/><text:p text:style-name="P66">implementation</text:p><text:p text:style-name="P66"/><text:p text:style-name="P66">procedure TMyEmployeeUpdateTrigger.BeforeTrigger(</text:p><text:p text:style-name="P66"><text:s text:c="2"/>context: IFBUDRExternalContext; TriggerMetaData: IFBUDRTriggerMetaData;</text:p><text:p text:style-name="P66"><text:s text:c="2"/>action: TFBUDRTriggerAction; OldParams: IFBUDRInputParams;</text:p><text:p text:style-name="P66"><text:s text:c="2"/>NewParams: IFBUDROutputData);</text:p><text:p text:style-name="P66">begin</text:p><text:p text:style-name="P66"><text:s text:c="2"/>if (TriggerMetaData.getTriggerType &lt;&gt; ttBefore) or (action &lt;&gt; taUpdate) then</text:p><text:p text:style-name="P66"><text:s text:c="4"/>raise Exception.CreateFmt('%s should be an update before trigger',[Name]);</text:p><text:p text:style-name="P66"/><text:p text:style-name="P66"><text:s text:c="2"/>if OldParams.ByName('PHONE_EXT').AsString &lt;&gt; NewParams.ByName('PHONE_EXT').AsString then</text:p><text:p text:style-name="P66"><text:s text:c="4"/>NewParams.ByName('PREVIOUS_PHONE_EXT').AsString := OldParams.ByName('PHONE_EXT').AsString;</text:p><text:p text:style-name="P66">end;</text:p><text:p text:style-name="P66"/><text:p text:style-name="P66">initialization</text:p><text:p text:style-name="P66"><text:s text:c="2"/>FBRegisterUDRTrigger('my_employee_update', TMyEmployeeUpdateTrigger);</text:p><text:p text:style-name="P66"/><text:p text:style-name="P66">end.</text:p><text:p text:style-name="Figure">Figure <text:sequence text:ref-name="refFigure4" text:name="Figure" text:formula="ooow:Figure+1" style:num-format="1">5</text:sequence>: Example Before Update</text:p></draw:text-box></draw:frame><text:soft-page-break/></text:p>
      <text:h text:style-name="Heading_20_1" text:outline-level="1"><text:line-break/><text:span text:style-name="T39">Fbudr Reference</text:span></text:h>
      <text:p text:style-name="P94">This chapter provides a reference for the fbudr package.</text:p>
      <text:h text:style-name="P51" text:outline-level="2">UDR Controller Options</text:h>
      <text:p text:style-name="P94">The UDR Controller Options are held in the writeable constant:</text:p>
      <text:p text:style-name="Preformatted_20_Text">FBUDRControllerOptions:TFBUDRControllerOptions</text:p>
      <text:p text:style-name="P94">where</text:p>
      <text:p text:style-name="Preformatted_20_Text">TFBUDRControllerOptions = record</text:p>
      <text:p text:style-name="Preformatted_20_Text"><text:s text:c="4"/>ModuleName: AnsiString;</text:p>
      <text:p text:style-name="Preformatted_20_Text"><text:s text:c="4"/>AllowConfigFileOverrides: boolean;</text:p>
      <text:p text:style-name="Preformatted_20_Text"><text:s text:c="4"/>LogFileNameTemplate: AnsiString;</text:p>
      <text:p text:style-name="Preformatted_20_Text"><text:s text:c="4"/>ConfigFileNameTemplate: AnsiString;</text:p>
      <text:p text:style-name="Preformatted_20_Text"><text:s text:c="4"/>ForceWriteJournalEntries: boolean;</text:p>
      <text:p text:style-name="Preformatted_20_Text"><text:s text:c="4"/>LogOptions: TFBUDRControllerLogOptions;</text:p>
      <text:p text:style-name="Preformatted_20_Text"><text:s text:c="4"/>ThreadSafeLogging: boolean;</text:p>
      <text:p text:style-name="Preformatted_20_Text"><text:s text:c="2"/>end;</text:p>
      <text:p text:style-name="P138">The options are defin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15">Name</text:p>
            </table:table-cell>
            <table:table-cell table:style-name="Table1.A1" office:value-type="string">
              <text:p text:style-name="P105">Type</text:p>
            </table:table-cell>
            <table:table-cell table:style-name="Table1.A1" office:value-type="string">
              <text:p text:style-name="P105">Default</text:p>
            </table:table-cell>
            <table:table-cell table:style-name="Table1.A1" office:value-type="string">
              <text:p text:style-name="P106">Can Override in Config File</text:p>
            </table:table-cell>
            <table:table-cell table:style-name="Table1.E1" office:value-type="string">
              <text:p text:style-name="P105">Usage</text:p>
            </table:table-cell>
          </table:table-row>
        </table:table-header-rows>
        <table:table-row table:style-name="Table1.1">
          <table:table-cell table:style-name="Table1.A2" office:value-type="string">
            <text:p text:style-name="P104">Module Name</text:p>
          </table:table-cell>
          <table:table-cell table:style-name="Table1.A2" office:value-type="string">
            <text:p text:style-name="P107">String</text:p>
          </table:table-cell>
          <table:table-cell table:style-name="Table1.A2" office:value-type="string">
            <text:p text:style-name="P104">None</text:p>
          </table:table-cell>
          <table:table-cell table:style-name="Table1.A2" office:value-type="string">
            <text:p text:style-name="P111">N</text:p>
          </table:table-cell>
          <table:table-cell table:style-name="Table1.E2" office:value-type="string">
            <text:p text:style-name="P104">Specifies the module name. Must be set in the library initialisation block.</text:p>
          </table:table-cell>
        </table:table-row>
        <table:table-row table:style-name="Table1.1">
          <table:table-cell table:style-name="Table1.A2" office:value-type="string">
            <text:p text:style-name="P110">AllowConfigFileOverrides</text:p>
          </table:table-cell>
          <table:table-cell table:style-name="Table1.A2" office:value-type="string">
            <text:p text:style-name="P108">Boolean</text:p>
          </table:table-cell>
          <table:table-cell table:style-name="Table1.A2" office:value-type="string">
            <text:p text:style-name="P110">False</text:p>
          </table:table-cell>
          <table:table-cell table:style-name="Table1.A2" office:value-type="string">
            <text:p text:style-name="P111">N</text:p>
          </table:table-cell>
          <table:table-cell table:style-name="Table1.E2" office:value-type="string">
            <text:p text:style-name="P110">Set to true to allow UDR Controller options to be overridden in config file</text:p>
          </table:table-cell>
        </table:table-row>
        <table:table-row table:style-name="Table1.1">
          <table:table-cell table:style-name="Table1.A2" office:value-type="string">
            <text:p text:style-name="P110">LogFileNameTemplate</text:p>
          </table:table-cell>
          <table:table-cell table:style-name="Table1.A2" office:value-type="string">
            <text:p text:style-name="P108">String</text:p>
          </table:table-cell>
          <table:table-cell table:style-name="Table1.A2" office:value-type="string">
            <text:p text:style-name="P110"><text:s/>(see <text:bookmark-ref text:reference-format="number" text:ref-name="__RefNumPara__4192_787508501">4.1.1</text:bookmark-ref>)</text:p>
          </table:table-cell>
          <table:table-cell table:style-name="Table1.A2" office:value-type="string">
            <text:p text:style-name="P111">Y</text:p>
          </table:table-cell>
          <table:table-cell table:style-name="Table1.E2" office:value-type="string">
            <text:p text:style-name="P110">Absolute path to this librar<text:span text:style-name="T40">y'</text:span>s log file. Defined using macros (see below)</text:p>
          </table:table-cell>
        </table:table-row>
        <text:soft-page-break/>
        <table:table-row table:style-name="Table1.1">
          <table:table-cell table:style-name="Table1.A2" office:value-type="string">
            <text:p text:style-name="P110">ConfigFileNameTemplate</text:p>
          </table:table-cell>
          <table:table-cell table:style-name="Table1.A2" office:value-type="string">
            <text:p text:style-name="P109">String</text:p>
          </table:table-cell>
          <table:table-cell table:style-name="Table1.A2" office:value-type="string">
            <text:p text:style-name="P112">(see <text:bookmark-ref text:reference-format="number" text:ref-name="__RefNumPara__4192_787508501">4.1.1</text:bookmark-ref>)</text:p>
          </table:table-cell>
          <table:table-cell table:style-name="Table1.A2" office:value-type="string">
            <text:p text:style-name="P113">N</text:p>
          </table:table-cell>
          <table:table-cell table:style-name="Table1.E2" office:value-type="string">
            <text:p text:style-name="P112">Absolute path to this library's config file.</text:p>
          </table:table-cell>
        </table:table-row>
        <table:table-row table:style-name="Table1.1">
          <table:table-cell table:style-name="Table1.A2" office:value-type="string">
            <text:p text:style-name="P110">ForceWriteJournalEntries</text:p>
          </table:table-cell>
          <table:table-cell table:style-name="Table1.A2" office:value-type="string">
            <text:p text:style-name="P109">Boolean</text:p>
          </table:table-cell>
          <table:table-cell table:style-name="Table1.A2" office:value-type="string">
            <text:p text:style-name="P112">False</text:p>
          </table:table-cell>
          <table:table-cell table:style-name="Table1.A2" office:value-type="string">
            <text:p text:style-name="P113">Y</text:p>
          </table:table-cell>
          <table:table-cell table:style-name="Table1.E2" office:value-type="string">
            <text:p text:style-name="P112">If true then the log file is closed and re-opened after each entry is written to the file. This may be necessary to pinpoint the location of a serious error in the library.</text:p>
          </table:table-cell>
        </table:table-row>
        <table:table-row table:style-name="Table1.1">
          <table:table-cell table:style-name="Table1.A2" office:value-type="string">
            <text:p text:style-name="P110">LogOptions</text:p>
          </table:table-cell>
          <table:table-cell table:style-name="Table1.A2" office:value-type="string">
            <text:p text:style-name="P109">set</text:p>
          </table:table-cell>
          <table:table-cell table:style-name="Table1.A2" office:value-type="string">
            <text:p text:style-name="P112">[]</text:p>
          </table:table-cell>
          <table:table-cell table:style-name="Table1.A2" office:value-type="string">
            <text:p text:style-name="P113">Y</text:p>
          </table:table-cell>
          <table:table-cell table:style-name="Table1.E2" office:value-type="string">
            <text:p text:style-name="P112">The set of logging options (see below)</text:p>
          </table:table-cell>
        </table:table-row>
        <table:table-row table:style-name="Table1.1">
          <table:table-cell table:style-name="Table1.A2" office:value-type="string">
            <text:p text:style-name="P110">ThreadSafeLogging</text:p>
          </table:table-cell>
          <table:table-cell table:style-name="Table1.A2" office:value-type="string">
            <text:p text:style-name="P109">Boolean</text:p>
          </table:table-cell>
          <table:table-cell table:style-name="Table1.A2" office:value-type="string">
            <text:p text:style-name="P112">False</text:p>
          </table:table-cell>
          <table:table-cell table:style-name="Table1.A2" office:value-type="string">
            <text:p text:style-name="P113">Y</text:p>
          </table:table-cell>
          <table:table-cell table:style-name="Table1.E2" office:value-type="string">
            <text:p text:style-name="P112">If true then writes to the log file take place in a critical section. This may be needed in some multi-threading environments where multiple simultaneous UDR functions are invoked.</text:p>
          </table:table-cell>
        </table:table-row>
      </table:table>
      <text:p text:style-name="P138"/>
      <text:h text:style-name="P56" text:outline-level="3"><text:bookmark-start text:name="__RefNumPara__4192_787508501"/>File Name Templates<text:bookmark-end text:name="__RefNumPara__4192_787508501"/></text:h>
      <text:p text:style-name="P95">Both the config and log file path and file name are defined using macros. <text:span text:style-name="T41">The macros available are:</text:span></text:p>
      <text:list xml:id="list772633173" text:style-name="L11">
        <text:list-item>
          <text:p text:style-name="P96">$LOGDIR = Firebird log directory</text:p>
        </text:list-item>
        <text:list-item>
          <text:p text:style-name="P96">$UDRDIR = Firebird UDR directory</text:p>
        </text:list-item>
        <text:list-item>
          <text:p text:style-name="P96">$TEMP = System temp directory</text:p>
        </text:list-item>
        <text:list-item>
          <text:p text:style-name="P96">$MODULE = Module Name</text:p>
        </text:list-item>
        <text:list-item>
          <text:p text:style-name="P96">$TIMESTAMP = date/time in "yyyymmddhhnnss” format.</text:p>
        </text:list-item>
      </text:list>
      <text:p text:style-name="P97">Any macro may be used in either file name together with literal text. The defaults are:</text:p>
      <text:p text:style-name="P97">ConfigFileNameTemplate: $UDRDIR$MODULE.conf</text:p>
      <text:p text:style-name="P97">LogFileNameTemplate: $LOGDIR$TIMESTAMP$MODULE.log</text:p>
      <text:h text:style-name="P57" text:outline-level="3">Log File Options</text:h>
      <text:p text:style-name="P98">The logging options are:</text:p>
      <table:table table:name="Table2" table:style-name="Table2">
        <table:table-column table:style-name="Table2.A"/>
        <table:table-column table:style-name="Table2.B"/>
        <table:table-row table:style-name="TableLine93855850994864">
          <table:table-cell table:style-name="Table2.A1" office:value-type="string">
            <text:p text:style-name="Table_20_Contents">loLogFunctions, </text:p>
          </table:table-cell>
          <table:table-cell table:style-name="Table2.A1" office:value-type="string">
            <text:p text:style-name="P114">Log calls to UDR functions</text:p>
          </table:table-cell>
        </table:table-row>
        <table:table-row table:style-name="TableLine93855850994864">
          <table:table-cell table:style-name="Table2.A1" office:value-type="string">
            <text:p text:style-name="Table_20_Contents">loLogProcedures,</text:p>
          </table:table-cell>
          <table:table-cell table:style-name="Table2.A1" office:value-type="string">
            <text:p text:style-name="P114">Log calls to UDR procedures</text:p>
          </table:table-cell>
        </table:table-row>
        <table:table-row table:style-name="TableLine93855850994864">
          <table:table-cell table:style-name="Table2.A1" office:value-type="string">
            <text:p text:style-name="Table_20_Contents"><text:s/>loLogTriggers, </text:p>
          </table:table-cell>
          <table:table-cell table:style-name="Table2.A1" office:value-type="string">
            <text:p text:style-name="P114">Log calls to UDR triggers</text:p>
          </table:table-cell>
        </table:table-row>
        <table:table-row table:style-name="TableLine93855850994864">
          <table:table-cell table:style-name="Table2.A1" office:value-type="string">
            <text:p text:style-name="Table_20_Contents">loLogFetches,</text:p>
          </table:table-cell>
          <table:table-cell table:style-name="Table2.A1" office:value-type="string">
            <text:p text:style-name="P114">Log each fetch in a select procedure</text:p>
          </table:table-cell>
        </table:table-row>
        <table:table-row table:style-name="TableLine93855850994864">
          <table:table-cell table:style-name="Table2.A1" office:value-type="string">
            <text:p text:style-name="Table_20_Contents">loModifyQueries,</text:p>
          </table:table-cell>
          <table:table-cell table:style-name="Table2.A1" office:value-type="string">
            <text:p text:style-name="P114">Log each update/insert/delete query called by a UDR routine</text:p>
          </table:table-cell>
        </table:table-row>
        <table:table-row table:style-name="TableLine93855850994864">
          <table:table-cell table:style-name="Table2.A1" office:value-type="string">
            <text:p text:style-name="Table_20_Contents"><text:s/>loReadOnlyQueries,</text:p>
          </table:table-cell>
          <table:table-cell table:style-name="Table2.A1" office:value-type="string">
            <text:p text:style-name="P114">Log each select query called by a UDR Routine</text:p>
          </table:table-cell>
        </table:table-row>
        <text:soft-page-break/>
        <table:table-row table:style-name="TableLine93855850994864">
          <table:table-cell table:style-name="Table2.A1" office:value-type="string">
            <text:p text:style-name="Table_20_Contents"><text:s/>loDetails</text:p>
          </table:table-cell>
          <table:table-cell table:style-name="Table2.A1" office:value-type="string">
            <text:p text:style-name="P114">Log details (e.g. input and output parameters). Used in conjunction with loLogFunctions, loLogProcedures and loLogTriggers to determine which UDR routines it applies to.</text:p>
          </table:table-cell>
        </table:table-row>
      </table:table>
      <text:p text:style-name="P98">When included in a config file, the syntax of the config file entry uses the logging options as defined above e.g.</text:p>
      <text:p text:style-name="P98">LogOptions = [loLogFunctions,loDetails]</text:p>
      <text:h text:style-name="P52" text:outline-level="2">The Configuration File</text:h>
      <text:p text:style-name="P99">A UDR Library's configuration file is optional and when present is expected to be found at the location given by the expansion of the <text:span text:style-name="T41">ConfigFileNameTemplate </text:span>Controller Option.</text:p>
      <text:p text:style-name="P99">A config file is a text file in ini file format. UDR Controller options should be placed in the “Controller” section. e.g.</text:p>
      <text:p text:style-name="Preformatted_20_Text">[Controller]</text:p>
      <text:p text:style-name="Preformatted_20_Text">LogOptions = [loLogFunctions, loLogProcedures, loLogTriggers, loDetails,</text:p>
      <text:p text:style-name="Preformatted_20_Text"><text:s text:c="36"/>loModifyQueries, loReadOnlyQueries]</text:p>
      <text:p text:style-name="Preformatted_20_Text">LogFileNameTemplate <text:span text:style-name="T42">=</text:span> $LOGDIRMODULE.log</text:p>
      <text:p text:style-name="P139">Further sections may be added for use by the UDR's themselves.</text:p>
      <text:h text:style-name="P52" text:outline-level="2">The Log File</text:h>
      <text:p text:style-name="P99">The primary purpose of the log file is to support debugging of the UDR library. The log always records Controller Options overrides and exceptions caught by the UDR Controller. Otherwise, log file contents depends on the LogOptions setting.</text:p>
      <text:p text:style-name="P99">Each log file entry recorded by the UDR library starts with an ampersand, and is followed by a timestamp and the log message itself e.g.</text:p>
      <text:p text:style-name="Preformatted_20_Text">@9-1-22 23:40:10.0060:Registering Function row_count</text:p>
      <text:p text:style-name="P139">The recording of SQL queries in the log is sourced from the <text:span text:style-name="T22">fbintf</text:span><text:span text:style-name="T25"> journal and, when present, are formatted as defined by the</text:span><text:span text:style-name="T22">fbintf</text:span><text:span text:style-name="T25"> journal.</text:span></text:p>
      <text:h text:style-name="P52" text:outline-level="2">UDR Functions</text:h>
      <text:p text:style-name="P99">UDR Functions are defined by sub-classing the TFBUDRFunction class defined in FBUDRController. <text:span text:style-name="T43">A simplified declaration of TFBUDRFunction is given below.</text:span></text:p>
      <text:p text:style-name="Preformatted_20_Text"><text:s text:c="2"/>TFBUDRFunction = class(Firebird.IexternalFunctionImpl)</text:p>
      <text:p text:style-name="Preformatted_20_Text"><text:s text:c="2"/><text:span text:style-name="T42">public</text:span></text:p>
      <text:p text:style-name="Preformatted_20_Text"><text:s text:c="4"/>function getCharSet(context: IFBUDRExternalContext): AnsiString; overload; virtual; </text:p>
      <text:p text:style-name="Preformatted_20_Text"><text:s text:c="4"/>function Execute(context: IFBUDRExternalContext;</text:p>
      <text:p text:style-name="Preformatted_20_Text"><text:s text:c="20"/>ProcMetadata: IFBUDRProcMetadata;</text:p>
      <text:p text:style-name="Preformatted_20_Text"><text:s text:c="20"/>InputParams: IFBUDRInputParams;</text:p>
      <text:p text:style-name="Preformatted_20_Text"><text:s text:c="20"/>ResultSQLType: cardinal): variant; overload; virtual;</text:p>
      <text:p text:style-name="Preformatted_20_Text"><text:s text:c="4"/>procedure Execute(context: IFBUDRExternalContext;</text:p>
      <text:p text:style-name="Preformatted_20_Text"><text:s text:c="21"/>ProcMetadata: IFBUDRProcMetadata;</text:p>
      <text:p text:style-name="Preformatted_20_Text"><text:s text:c="21"/>InputParams: IFBUDRInputParams;</text:p>
      <text:p text:style-name="Preformatted_20_Text"><text:s text:c="21"/>ReturnValue: ISQLParam); overload; virtual;</text:p>
      <text:p text:style-name="Preformatted_20_Text"><text:s text:c="4"/>class procedure setup(context: IFBUDRExternalContext;</text:p>
      <text:p text:style-name="Preformatted_20_Text"><text:s text:c="19"/>metadata: IFBUDRRoutineMetadata;</text:p>
      <text:p text:style-name="Preformatted_20_Text"><text:s text:c="19"/>inBuilder: IFBUDRMetadataBuilder;</text:p>
      <text:p text:style-name="Preformatted_20_Text"><text:s text:c="19"/>outBuilder: IFBUDRMetadataBuilder); virtual;</text:p>
      <text:p text:style-name="Preformatted_20_Text"><text:soft-page-break/><text:s text:c="5"/>property Name: AnsiString read Fname;</text:p>
      <text:p text:style-name="P67">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1"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2"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1 January 2022</text:modification-date></text:p>
              <text:p text:style-name="MP11"/>
            </table:table-cell>
            <table:table-cell table:style-name="Table3.A1" office:value-type="string">
              <text:p text:style-name="MP12"><text:title>Writing User Defined Routines (UDR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Fbudr Reference</text:chapter></text:span></text:p>
      </style:header>
      <style:footer>
        <text:p text:style-name="MP5"><text:page-number text:select-page="current">17</text:page-number></text:p>
      </style:footer>
    </style:master-page>
    <style:master-page style:name="Left_20_Page" style:display-name="Left Page" style:page-layout-name="Mpm6" style:next-style-name="Right_20_Page">
      <style:header>
        <text:p text:style-name="MP6"><text:title>Writing User Defined Routines (UDRs)</text:title></text:p>
      </style:header>
      <style:footer>
        <text:p text:style-name="MP7"><text:page-number text:select-page="current">18</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Writing User Defined Routines (UDR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riting User Defined Routines (UDRs)</dc:title>
    <meta:creation-date>2022-01-10T11:01:15.448342925</meta:creation-date>
    <meta:editing-cycles>20</meta:editing-cycles>
    <meta:editing-duration>PT5H35M17S</meta:editing-duration>
    <dc:date>2022-01-11T16:50:49.990214010</dc:date>
    <meta:document-statistic meta:table-count="3" meta:image-count="0" meta:object-count="1" meta:page-count="22" meta:paragraph-count="423" meta:word-count="4183" meta:character-count="28686" meta:non-whitespace-character-count="24119"/>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